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log__LR_001" table:style-name="ta1">
        <table:shapes>
          <draw:frame draw:z-index="0" draw:style-name="gr1" draw:text-style-name="P1" svg:width="225.19mm" svg:height="89.91mm" svg:x="286.32mm" svg:y="2.26mm">
            <loext:p draw:notify-on-update-of-ranges="train_log__LR_001.A1:train_log__LR_001.A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3.89mm" svg:height="89.92mm" svg:x="512.94mm" svg:y="1.06mm">
            <loext:p draw:notify-on-update-of-ranges="train_log__LR_001.B1:train_log__LR_001.B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4.8mm" svg:height="89.92mm" svg:x="286.58mm" svg:y="99.87mm">
            <loext:p draw:notify-on-update-of-ranges="train_log__LR_001.C1:train_log__LR_001.C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3.89mm" svg:height="89.91mm" svg:x="513.21mm" svg:y="100.01mm">
            <loext:p draw:notify-on-update-of-ranges="train_log__LR_001.D1:train_log__LR_001.D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23.12mm" svg:height="89.92mm" svg:x="739.82mm" svg:y="1.06mm">
            <loext:p draw:notify-on-update-of-ranges="train_log__LR_001.E1:train_log__LR_001.E4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23.12mm" svg:height="89.92mm" svg:x="739.69mm" svg:y="99.74mm">
            <loext:p draw:notify-on-update-of-ranges="train_log__LR_001.F1:train_log__LR_001.F4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4.15mm" svg:height="89.91mm" svg:x="964.76mm" svg:y="0.93mm">
            <loext:p draw:notify-on-update-of-ranges="train_log__LR_001.G1:train_log__LR_001.G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24.28mm" svg:height="89.92mm" svg:x="964.49mm" svg:y="99.87mm">
            <loext:p draw:notify-on-update-of-ranges="train_log__LR_001.H1:train_log__LR_001.H4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24.03mm" svg:height="89.92mm" svg:x="1190.59mm" svg:y="0.66mm">
            <loext:p draw:notify-on-update-of-ranges="train_log__LR_001.I1:train_log__LR_001.I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23.9mm" svg:height="89.91mm" svg:x="1190.72mm" svg:y="100.01mm">
            <loext:p draw:notify-on-update-of-ranges="train_log__LR_001.J1:train_log__LR_001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0327915027161438" calcext:value-type="float">
            <text:p>0,0327915027</text:p>
          </table:table-cell>
          <table:table-cell office:value-type="float" office:value="0.0265227213841928" calcext:value-type="float">
            <text:p>0,0265227214</text:p>
          </table:table-cell>
          <table:table-cell office:value-type="float" office:value="0.0404767760623538" calcext:value-type="float">
            <text:p>0,0404767761</text:p>
          </table:table-cell>
          <table:table-cell office:value-type="float" office:value="0.0261691602823043" calcext:value-type="float">
            <text:p>0,0261691603</text:p>
          </table:table-cell>
          <table:table-cell office:value-type="float" office:value="0.0980720307333429" calcext:value-type="float">
            <text:p>0,0980720307</text:p>
          </table:table-cell>
          <table:table-cell office:value-type="float" office:value="0.608288475499922" calcext:value-type="float">
            <text:p>0,6082884755</text:p>
          </table:table-cell>
          <table:table-cell office:value-type="float" office:value="0.832320667448498" calcext:value-type="float">
            <text:p>0,8323206674</text:p>
          </table:table-cell>
          <table:table-cell office:value-type="float" office:value="0.904761904761905" calcext:value-type="float">
            <text:p>0,9047619048</text:p>
          </table:table-cell>
          <table:table-cell office:value-type="float" office:value="0.115363413692207" calcext:value-type="float">
            <text:p>0,1153634137</text:p>
          </table:table-cell>
          <table:table-cell office:value-type="float" office:value="7779.0703486792" calcext:value-type="float">
            <text:p>7779,0703486792</text:p>
          </table:table-cell>
        </table:table-row>
        <table:table-row table:style-name="ro1">
          <table:table-cell office:value-type="float" office:value="0.0375211588131711" calcext:value-type="float">
            <text:p>0,0375211588</text:p>
          </table:table-cell>
          <table:table-cell office:value-type="float" office:value="0.0308479280809965" calcext:value-type="float">
            <text:p>0,0308479281</text:p>
          </table:table-cell>
          <table:table-cell office:value-type="float" office:value="0.0308753314115858" calcext:value-type="float">
            <text:p>0,0308753314</text:p>
          </table:table-cell>
          <table:table-cell office:value-type="float" office:value="0.0162820945800359" calcext:value-type="float">
            <text:p>0,0162820946</text:p>
          </table:table-cell>
          <table:table-cell office:value-type="float" office:value="0.0708639983449391" calcext:value-type="float">
            <text:p>0,0708639983</text:p>
          </table:table-cell>
          <table:table-cell office:value-type="float" office:value="0.608615736876215" calcext:value-type="float">
            <text:p>0,6086157369</text:p>
          </table:table-cell>
          <table:table-cell office:value-type="float" office:value="0.795006247667166" calcext:value-type="float">
            <text:p>0,7950062477</text:p>
          </table:table-cell>
          <table:table-cell office:value-type="float" office:value="0.907203907203907" calcext:value-type="float">
            <text:p>0,9072039072</text:p>
          </table:table-cell>
          <table:table-cell office:value-type="float" office:value="0.125362409934295" calcext:value-type="float">
            <text:p>0,1253624099</text:p>
          </table:table-cell>
          <table:table-cell office:value-type="float" office:value="8476.1286228875" calcext:value-type="float">
            <text:p>8476,1286228875</text:p>
          </table:table-cell>
        </table:table-row>
        <table:table-row table:style-name="ro1">
          <table:table-cell office:value-type="float" office:value="0.0257884043666885" calcext:value-type="float">
            <text:p>0,0257884044</text:p>
          </table:table-cell>
          <table:table-cell office:value-type="float" office:value="0.02667293862009" calcext:value-type="float">
            <text:p>0,0266729386</text:p>
          </table:table-cell>
          <table:table-cell office:value-type="float" office:value="0.0212463009248539" calcext:value-type="float">
            <text:p>0,0212463009</text:p>
          </table:table-cell>
          <table:table-cell office:value-type="float" office:value="0.0147508841179056" calcext:value-type="float">
            <text:p>0,0147508841</text:p>
          </table:table-cell>
          <table:table-cell office:value-type="float" office:value="0.054313250237414" calcext:value-type="float">
            <text:p>0,0543132502</text:p>
          </table:table-cell>
          <table:table-cell office:value-type="float" office:value="0.608193212867656" calcext:value-type="float">
            <text:p>0,6081932129</text:p>
          </table:table-cell>
          <table:table-cell office:value-type="float" office:value="0.750964989373972" calcext:value-type="float">
            <text:p>0,7509649894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39624589385136" calcext:value-type="float">
            <text:p>0,1396245894</text:p>
          </table:table-cell>
          <table:table-cell office:value-type="float" office:value="9459.4961185483" calcext:value-type="float">
            <text:p>9459,4961185483</text:p>
          </table:table-cell>
        </table:table-row>
        <table:table-row table:style-name="ro1">
          <table:table-cell office:value-type="float" office:value="0.0356563538086644" calcext:value-type="float">
            <text:p>0,0356563538</text:p>
          </table:table-cell>
          <table:table-cell office:value-type="float" office:value="0.0383956648491907" calcext:value-type="float">
            <text:p>0,0383956648</text:p>
          </table:table-cell>
          <table:table-cell office:value-type="float" office:value="0.0267939115314314" calcext:value-type="float">
            <text:p>0,0267939115</text:p>
          </table:table-cell>
          <table:table-cell office:value-type="float" office:value="0.0187492212645229" calcext:value-type="float">
            <text:p>0,0187492213</text:p>
          </table:table-cell>
          <table:table-cell office:value-type="float" office:value="0.0902194748734953" calcext:value-type="float">
            <text:p>0,0902194749</text:p>
          </table:table-cell>
          <table:table-cell office:value-type="float" office:value="0.608699408642975" calcext:value-type="float">
            <text:p>0,6086994086</text:p>
          </table:table-cell>
          <table:table-cell office:value-type="float" office:value="0.81851403486161" calcext:value-type="float">
            <text:p>0,8185140349</text:p>
          </table:table-cell>
          <table:table-cell office:value-type="float" office:value="0.905982905982906" calcext:value-type="float">
            <text:p>0,905982906</text:p>
          </table:table-cell>
          <table:table-cell office:value-type="float" office:value="0.131274199703411" calcext:value-type="float">
            <text:p>0,1312741997</text:p>
          </table:table-cell>
          <table:table-cell office:value-type="float" office:value="8863.89651237372" calcext:value-type="float">
            <text:p>8863,8965123737</text:p>
          </table:table-cell>
        </table:table-row>
        <table:table-row table:style-name="ro1">
          <table:table-cell office:value-type="float" office:value="0.0539212294004255" calcext:value-type="float">
            <text:p>0,0539212294</text:p>
          </table:table-cell>
          <table:table-cell office:value-type="float" office:value="0.0554492973320461" calcext:value-type="float">
            <text:p>0,0554492973</text:p>
          </table:table-cell>
          <table:table-cell office:value-type="float" office:value="0.0407103631689144" calcext:value-type="float">
            <text:p>0,0407103632</text:p>
          </table:table-cell>
          <table:table-cell office:value-type="float" office:value="0.02292528487601" calcext:value-type="float">
            <text:p>0,0229252849</text:p>
          </table:table-cell>
          <table:table-cell office:value-type="float" office:value="0.0827124692898776" calcext:value-type="float">
            <text:p>0,0827124693</text:p>
          </table:table-cell>
          <table:table-cell office:value-type="float" office:value="0.608250663339437" calcext:value-type="float">
            <text:p>0,6082506633</text:p>
          </table:table-cell>
          <table:table-cell office:value-type="float" office:value="0.863969305496076" calcext:value-type="float">
            <text:p>0,8639693055</text:p>
          </table:table-cell>
          <table:table-cell office:value-type="float" office:value="0.908424908424908" calcext:value-type="float">
            <text:p>0,9084249084</text:p>
          </table:table-cell>
          <table:table-cell office:value-type="float" office:value="0.106874565165957" calcext:value-type="float">
            <text:p>0,1068745652</text:p>
          </table:table-cell>
          <table:table-cell office:value-type="float" office:value="7235.83555999597" calcext:value-type="float">
            <text:p>7235,835559996</text:p>
          </table:table-cell>
        </table:table-row>
        <table:table-row table:style-name="ro1">
          <table:table-cell office:value-type="float" office:value="0.0397676285078824" calcext:value-type="float">
            <text:p>0,0397676285</text:p>
          </table:table-cell>
          <table:table-cell office:value-type="float" office:value="0.0282241125200351" calcext:value-type="float">
            <text:p>0,0282241125</text:p>
          </table:table-cell>
          <table:table-cell office:value-type="float" office:value="0.0252969964655065" calcext:value-type="float">
            <text:p>0,0252969965</text:p>
          </table:table-cell>
          <table:table-cell office:value-type="float" office:value="0.0160744079176056" calcext:value-type="float">
            <text:p>0,0160744079</text:p>
          </table:table-cell>
          <table:table-cell office:value-type="float" office:value="0.0642399219463446" calcext:value-type="float">
            <text:p>0,0642399219</text:p>
          </table:table-cell>
          <table:table-cell office:value-type="float" office:value="0.608238793718509" calcext:value-type="float">
            <text:p>0,6082387937</text:p>
          </table:table-cell>
          <table:table-cell office:value-type="float" office:value="0.781841860586034" calcext:value-type="float">
            <text:p>0,7818418606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26319924114635" calcext:value-type="float">
            <text:p>0,1263199241</text:p>
          </table:table-cell>
          <table:table-cell office:value-type="float" office:value="8558.11169880447" calcext:value-type="float">
            <text:p>8558,1116988045</text:p>
          </table:table-cell>
        </table:table-row>
        <table:table-row table:style-name="ro1">
          <table:table-cell office:value-type="float" office:value="0.0330121995124793" calcext:value-type="float">
            <text:p>0,0330121995</text:p>
          </table:table-cell>
          <table:table-cell office:value-type="float" office:value="0.0218263584901264" calcext:value-type="float">
            <text:p>0,0218263585</text:p>
          </table:table-cell>
          <table:table-cell office:value-type="float" office:value="0.0269647539165494" calcext:value-type="float">
            <text:p>0,0269647539</text:p>
          </table:table-cell>
          <table:table-cell office:value-type="float" office:value="0.0135760672202071" calcext:value-type="float">
            <text:p>0,0135760672</text:p>
          </table:table-cell>
          <table:table-cell office:value-type="float" office:value="0.0671986345203437" calcext:value-type="float">
            <text:p>0,0671986345</text:p>
          </table:table-cell>
          <table:table-cell office:value-type="float" office:value="0.608290307796918" calcext:value-type="float">
            <text:p>0,6082903078</text:p>
          </table:table-cell>
          <table:table-cell office:value-type="float" office:value="0.770868323006473" calcext:value-type="float">
            <text:p>0,770868323</text:p>
          </table:table-cell>
          <table:table-cell office:value-type="float" office:value="0.908424908424908" calcext:value-type="float">
            <text:p>0,9084249084</text:p>
          </table:table-cell>
          <table:table-cell office:value-type="float" office:value="0.125480143369829" calcext:value-type="float">
            <text:p>0,1254801434</text:p>
          </table:table-cell>
          <table:table-cell office:value-type="float" office:value="8495.50762671087" calcext:value-type="float">
            <text:p>8495,5076267109</text:p>
          </table:table-cell>
        </table:table-row>
        <table:table-row table:style-name="ro1">
          <table:table-cell office:value-type="float" office:value="0.0232388985886654" calcext:value-type="float">
            <text:p>0,0232388986</text:p>
          </table:table-cell>
          <table:table-cell office:value-type="float" office:value="0.0180626821839447" calcext:value-type="float">
            <text:p>0,0180626822</text:p>
          </table:table-cell>
          <table:table-cell office:value-type="float" office:value="0.015953165821395" calcext:value-type="float">
            <text:p>0,0159531658</text:p>
          </table:table-cell>
          <table:table-cell office:value-type="float" office:value="0.00853542693646007" calcext:value-type="float">
            <text:p>0,0085354269</text:p>
          </table:table-cell>
          <table:table-cell office:value-type="float" office:value="0.0478519151608149" calcext:value-type="float">
            <text:p>0,0478519152</text:p>
          </table:table-cell>
          <table:table-cell office:value-type="float" office:value="0.608197570665852" calcext:value-type="float">
            <text:p>0,6081975707</text:p>
          </table:table-cell>
          <table:table-cell office:value-type="float" office:value="0.721839658724956" calcext:value-type="float">
            <text:p>0,7218396587</text:p>
          </table:table-cell>
          <table:table-cell office:value-type="float" office:value="0.908424908424908" calcext:value-type="float">
            <text:p>0,9084249084</text:p>
          </table:table-cell>
          <table:table-cell office:value-type="float" office:value="0.150585853674239" calcext:value-type="float">
            <text:p>0,1505858537</text:p>
          </table:table-cell>
          <table:table-cell office:value-type="float" office:value="10195.2646371607" calcext:value-type="float">
            <text:p>10195,2646371607</text:p>
          </table:table-cell>
        </table:table-row>
        <table:table-row table:style-name="ro1">
          <table:table-cell office:value-type="float" office:value="0.0168197815368515" calcext:value-type="float">
            <text:p>0,0168197815</text:p>
          </table:table-cell>
          <table:table-cell office:value-type="float" office:value="0.0182069644280586" calcext:value-type="float">
            <text:p>0,0182069644</text:p>
          </table:table-cell>
          <table:table-cell office:value-type="float" office:value="0.0140562249030221" calcext:value-type="float">
            <text:p>0,0140562249</text:p>
          </table:table-cell>
          <table:table-cell office:value-type="float" office:value="0.00921954904075998" calcext:value-type="float">
            <text:p>0,009219549</text:p>
          </table:table-cell>
          <table:table-cell office:value-type="float" office:value="0.0418187710448022" calcext:value-type="float">
            <text:p>0,041818771</text:p>
          </table:table-cell>
          <table:table-cell office:value-type="float" office:value="0.60811769203607" calcext:value-type="float">
            <text:p>0,608117692</text:p>
          </table:table-cell>
          <table:table-cell office:value-type="float" office:value="0.708238982455634" calcext:value-type="float">
            <text:p>0,7082389825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68349871762397" calcext:value-type="float">
            <text:p>0,1683498718</text:p>
          </table:table-cell>
          <table:table-cell office:value-type="float" office:value="11405.6196369665" calcext:value-type="float">
            <text:p>11405,6196369665</text:p>
          </table:table-cell>
        </table:table-row>
        <table:table-row table:style-name="ro1">
          <table:table-cell office:value-type="float" office:value="0.0208545571451112" calcext:value-type="float">
            <text:p>0,0208545571</text:p>
          </table:table-cell>
          <table:table-cell office:value-type="float" office:value="0.0191613494975199" calcext:value-type="float">
            <text:p>0,0191613495</text:p>
          </table:table-cell>
          <table:table-cell office:value-type="float" office:value="0.0191513272097553" calcext:value-type="float">
            <text:p>0,0191513272</text:p>
          </table:table-cell>
          <table:table-cell office:value-type="float" office:value="0.0102150276668004" calcext:value-type="float">
            <text:p>0,0102150277</text:p>
          </table:table-cell>
          <table:table-cell office:value-type="float" office:value="0.0419063323284858" calcext:value-type="float">
            <text:p>0,0419063323</text:p>
          </table:table-cell>
          <table:table-cell office:value-type="float" office:value="0.608172508495631" calcext:value-type="float">
            <text:p>0,6081725085</text:p>
          </table:table-cell>
          <table:table-cell office:value-type="float" office:value="0.719461105027042" calcext:value-type="float">
            <text:p>0,719461105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76658033009701" calcext:value-type="float">
            <text:p>0,176658033</text:p>
          </table:table-cell>
          <table:table-cell office:value-type="float" office:value="11968.4934073908" calcext:value-type="float">
            <text:p>11968,4934073908</text:p>
          </table:table-cell>
        </table:table-row>
        <table:table-row table:style-name="ro1">
          <table:table-cell office:value-type="float" office:value="0.0296342276305812" calcext:value-type="float">
            <text:p>0,0296342276</text:p>
          </table:table-cell>
          <table:table-cell office:value-type="float" office:value="0.0186501842228322" calcext:value-type="float">
            <text:p>0,0186501842</text:p>
          </table:table-cell>
          <table:table-cell office:value-type="float" office:value="0.0211067013869679" calcext:value-type="float">
            <text:p>0,0211067014</text:p>
          </table:table-cell>
          <table:table-cell office:value-type="float" office:value="0.0112833636575598" calcext:value-type="float">
            <text:p>0,0112833637</text:p>
          </table:table-cell>
          <table:table-cell office:value-type="float" office:value="0.0406129478328544" calcext:value-type="float">
            <text:p>0,0406129478</text:p>
          </table:table-cell>
          <table:table-cell office:value-type="float" office:value="0.608167031800354" calcext:value-type="float">
            <text:p>0,6081670318</text:p>
          </table:table-cell>
          <table:table-cell office:value-type="float" office:value="0.729454453611549" calcext:value-type="float">
            <text:p>0,7294544536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76496933030068" calcext:value-type="float">
            <text:p>0,176496933</text:p>
          </table:table-cell>
          <table:table-cell office:value-type="float" office:value="11957.5789643206" calcext:value-type="float">
            <text:p>11957,5789643206</text:p>
          </table:table-cell>
        </table:table-row>
        <table:table-row table:style-name="ro1">
          <table:table-cell office:value-type="float" office:value="0.0280498888444805" calcext:value-type="float">
            <text:p>0,0280498888</text:p>
          </table:table-cell>
          <table:table-cell office:value-type="float" office:value="0.0155208221484704" calcext:value-type="float">
            <text:p>0,0155208221</text:p>
          </table:table-cell>
          <table:table-cell office:value-type="float" office:value="0.0214831364102673" calcext:value-type="float">
            <text:p>0,0214831364</text:p>
          </table:table-cell>
          <table:table-cell office:value-type="float" office:value="0.010366635864885" calcext:value-type="float">
            <text:p>0,0103666359</text:p>
          </table:table-cell>
          <table:table-cell office:value-type="float" office:value="0.0384776277489783" calcext:value-type="float">
            <text:p>0,0384776277</text:p>
          </table:table-cell>
          <table:table-cell office:value-type="float" office:value="0.608183860178396" calcext:value-type="float">
            <text:p>0,6081838602</text:p>
          </table:table-cell>
          <table:table-cell office:value-type="float" office:value="0.722081972129179" calcext:value-type="float">
            <text:p>0,7220819721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86223102533994" calcext:value-type="float">
            <text:p>0,1862231025</text:p>
          </table:table-cell>
          <table:table-cell office:value-type="float" office:value="12616.5220851269" calcext:value-type="float">
            <text:p>12616,5220851269</text:p>
          </table:table-cell>
        </table:table-row>
        <table:table-row table:style-name="ro1">
          <table:table-cell office:value-type="float" office:value="0.0226251052439453" calcext:value-type="float">
            <text:p>0,0226251052</text:p>
          </table:table-cell>
          <table:table-cell office:value-type="float" office:value="0.0181108595489686" calcext:value-type="float">
            <text:p>0,0181108595</text:p>
          </table:table-cell>
          <table:table-cell office:value-type="float" office:value="0.0180873253927156" calcext:value-type="float">
            <text:p>0,0180873254</text:p>
          </table:table-cell>
          <table:table-cell office:value-type="float" office:value="0.0104127441834907" calcext:value-type="float">
            <text:p>0,0104127442</text:p>
          </table:table-cell>
          <table:table-cell office:value-type="float" office:value="0.0345031191269106" calcext:value-type="float">
            <text:p>0,0345031191</text:p>
          </table:table-cell>
          <table:table-cell office:value-type="float" office:value="0.60813298199203" calcext:value-type="float">
            <text:p>0,608132982</text:p>
          </table:table-cell>
          <table:table-cell office:value-type="float" office:value="0.711872140129844" calcext:value-type="float">
            <text:p>0,7118721401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196288376184345" calcext:value-type="float">
            <text:p>0,1962883762</text:p>
          </table:table-cell>
          <table:table-cell office:value-type="float" office:value="13298.4393423013" calcext:value-type="float">
            <text:p>13298,4393423013</text:p>
          </table:table-cell>
        </table:table-row>
        <table:table-row table:style-name="ro1">
          <table:table-cell office:value-type="float" office:value="0.0166132370028248" calcext:value-type="float">
            <text:p>0,016613237</text:p>
          </table:table-cell>
          <table:table-cell office:value-type="float" office:value="0.0147821147835276" calcext:value-type="float">
            <text:p>0,0147821148</text:p>
          </table:table-cell>
          <table:table-cell office:value-type="float" office:value="0.015409503630665" calcext:value-type="float">
            <text:p>0,0154095036</text:p>
          </table:table-cell>
          <table:table-cell office:value-type="float" office:value="0.00901329979979649" calcext:value-type="float">
            <text:p>0,0090132998</text:p>
          </table:table-cell>
          <table:table-cell office:value-type="float" office:value="0.0302688544108652" calcext:value-type="float">
            <text:p>0,0302688544</text:p>
          </table:table-cell>
          <table:table-cell office:value-type="float" office:value="0.608214283218751" calcext:value-type="float">
            <text:p>0,6082142832</text:p>
          </table:table-cell>
          <table:table-cell office:value-type="float" office:value="0.694301290608151" calcext:value-type="float">
            <text:p>0,6943012906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1765265209863" calcext:value-type="float">
            <text:p>0,2176526521</text:p>
          </table:table-cell>
          <table:table-cell office:value-type="float" office:value="14745.8583533561" calcext:value-type="float">
            <text:p>14745,8583533561</text:p>
          </table:table-cell>
        </table:table-row>
        <table:table-row table:style-name="ro1">
          <table:table-cell office:value-type="float" office:value="0.0204373980360063" calcext:value-type="float">
            <text:p>0,020437398</text:p>
          </table:table-cell>
          <table:table-cell office:value-type="float" office:value="0.0211100211675933" calcext:value-type="float">
            <text:p>0,0211100212</text:p>
          </table:table-cell>
          <table:table-cell office:value-type="float" office:value="0.0194347110394706" calcext:value-type="float">
            <text:p>0,019434711</text:p>
          </table:table-cell>
          <table:table-cell office:value-type="float" office:value="0.01235163574219" calcext:value-type="float">
            <text:p>0,0123516357</text:p>
          </table:table-cell>
          <table:table-cell office:value-type="float" office:value="0.0325336305144407" calcext:value-type="float">
            <text:p>0,0325336305</text:p>
          </table:table-cell>
          <table:table-cell office:value-type="float" office:value="0.608212953740424" calcext:value-type="float">
            <text:p>0,6082129537</text:p>
          </table:table-cell>
          <table:table-cell office:value-type="float" office:value="0.714080349429623" calcext:value-type="float">
            <text:p>0,7140803494</text:p>
          </table:table-cell>
          <table:table-cell office:value-type="float" office:value="0.909035409035409" calcext:value-type="float">
            <text:p>0,909035409</text:p>
          </table:table-cell>
          <table:table-cell office:value-type="float" office:value="0.214766682981153" calcext:value-type="float">
            <text:p>0,214766683</text:p>
          </table:table-cell>
          <table:table-cell office:value-type="float" office:value="14550.3353886316" calcext:value-type="float">
            <text:p>14550,3353886316</text:p>
          </table:table-cell>
        </table:table-row>
        <table:table-row table:style-name="ro1">
          <table:table-cell office:value-type="float" office:value="0.0641246041433035" calcext:value-type="float">
            <text:p>0,0641246041</text:p>
          </table:table-cell>
          <table:table-cell office:value-type="float" office:value="0.0580800108038549" calcext:value-type="float">
            <text:p>0,0580800108</text:p>
          </table:table-cell>
          <table:table-cell office:value-type="float" office:value="0.051580647893706" calcext:value-type="float">
            <text:p>0,0515806479</text:p>
          </table:table-cell>
          <table:table-cell office:value-type="float" office:value="0.0290676956303175" calcext:value-type="float">
            <text:p>0,0290676956</text:p>
          </table:table-cell>
          <table:table-cell office:value-type="float" office:value="0.205524040612302" calcext:value-type="float">
            <text:p>0,2055240406</text:p>
          </table:table-cell>
          <table:table-cell office:value-type="float" office:value="0.608256769049299" calcext:value-type="float">
            <text:p>0,608256769</text:p>
          </table:table-cell>
          <table:table-cell office:value-type="float" office:value="1.01663377193304" calcext:value-type="float">
            <text:p>1,0166337719</text:p>
          </table:table-cell>
          <table:table-cell office:value-type="float" office:value="0.896825396825397" calcext:value-type="float">
            <text:p>0,8968253968</text:p>
          </table:table-cell>
          <table:table-cell office:value-type="float" office:value="0.159624668333067" calcext:value-type="float">
            <text:p>0,1596246683</text:p>
          </table:table-cell>
          <table:table-cell office:value-type="float" office:value="10669.233019048" calcext:value-type="float">
            <text:p>10669,233019048</text:p>
          </table:table-cell>
        </table:table-row>
        <table:table-row table:style-name="ro1">
          <table:table-cell office:value-type="float" office:value="0.0921822013064406" calcext:value-type="float">
            <text:p>0,0921822013</text:p>
          </table:table-cell>
          <table:table-cell office:value-type="float" office:value="0.0902814879301821" calcext:value-type="float">
            <text:p>0,0902814879</text:p>
          </table:table-cell>
          <table:table-cell office:value-type="float" office:value="0.287144740791442" calcext:value-type="float">
            <text:p>0,2871447408</text:p>
          </table:table-cell>
          <table:table-cell office:value-type="float" office:value="6.64290170725264" calcext:value-type="float">
            <text:p>6,6429017073</text:p>
          </table:table-cell>
          <table:table-cell office:value-type="float" office:value="0.422320698609664" calcext:value-type="float">
            <text:p>0,4223206986</text:p>
          </table:table-cell>
          <table:table-cell office:value-type="float" office:value="0.610932271668326" calcext:value-type="float">
            <text:p>0,6109322717</text:p>
          </table:table-cell>
          <table:table-cell office:value-type="float" office:value="8.14576328019083" calcext:value-type="float">
            <text:p>8,1457632802</text:p>
          </table:table-cell>
          <table:table-cell office:value-type="float" office:value="0.8998778998779" calcext:value-type="float">
            <text:p>0,8998778999</text:p>
          </table:table-cell>
          <table:table-cell office:value-type="float" office:value="0.0526560890307164" calcext:value-type="float">
            <text:p>0,052656089</text:p>
          </table:table-cell>
          <table:table-cell office:value-type="float" office:value="3531.48592302306" calcext:value-type="float">
            <text:p>3531,4859230231</text:p>
          </table:table-cell>
        </table:table-row>
        <table:table-row table:style-name="ro1">
          <table:table-cell office:value-type="float" office:value="0.220154117021273" calcext:value-type="float">
            <text:p>0,220154117</text:p>
          </table:table-cell>
          <table:table-cell office:value-type="float" office:value="0.268300172331755" calcext:value-type="float">
            <text:p>0,2683001723</text:p>
          </table:table-cell>
          <table:table-cell office:value-type="float" office:value="26.9821838579885" calcext:value-type="float">
            <text:p>26,982183858</text:p>
          </table:table-cell>
          <table:table-cell office:value-type="float" office:value="27.2819764448101" calcext:value-type="float">
            <text:p>27,2819764448</text:p>
          </table:table-cell>
          <table:table-cell office:value-type="float" office:value="4.05417130078998" calcext:value-type="float">
            <text:p>4,0541713008</text:p>
          </table:table-cell>
          <table:table-cell office:value-type="float" office:value="0.623660912880531" calcext:value-type="float">
            <text:p>0,6236609129</text:p>
          </table:table-cell>
          <table:table-cell office:value-type="float" office:value="59.4304455217424" calcext:value-type="float">
            <text:p>59,4304455217</text:p>
          </table:table-cell>
          <table:table-cell office:value-type="float" office:value="0.711233211233211" calcext:value-type="float">
            <text:p>0,7112332112</text:p>
          </table:table-cell>
          <table:table-cell office:value-type="float" office:value="0.0109222106039632" calcext:value-type="float">
            <text:p>0,0109222106</text:p>
          </table:table-cell>
          <table:table-cell office:value-type="float" office:value="578.959078589579" calcext:value-type="float">
            <text:p>578,9590785896</text:p>
          </table:table-cell>
        </table:table-row>
        <table:table-row table:style-name="ro1">
          <table:table-cell office:value-type="float" office:value="0.219131702373721" calcext:value-type="float">
            <text:p>0,2191317024</text:p>
          </table:table-cell>
          <table:table-cell office:value-type="float" office:value="0.238236088770653" calcext:value-type="float">
            <text:p>0,2382360888</text:p>
          </table:table-cell>
          <table:table-cell office:value-type="float" office:value="0.383887264559821" calcext:value-type="float">
            <text:p>0,3838872646</text:p>
          </table:table-cell>
          <table:table-cell office:value-type="float" office:value="0.239346452722226" calcext:value-type="float">
            <text:p>0,2393464527</text:p>
          </table:table-cell>
          <table:table-cell office:value-type="float" office:value="1.21574077839816" calcext:value-type="float">
            <text:p>1,2157407784</text:p>
          </table:table-cell>
          <table:table-cell office:value-type="float" office:value="0.611530360175576" calcext:value-type="float">
            <text:p>0,6115303602</text:p>
          </table:table-cell>
          <table:table-cell office:value-type="float" office:value="2.90787264278957" calcext:value-type="float">
            <text:p>2,9078726428</text:p>
          </table:table-cell>
          <table:table-cell office:value-type="float" office:value="0.791819291819292" calcext:value-type="float">
            <text:p>0,7918192918</text:p>
          </table:table-cell>
          <table:table-cell office:value-type="float" office:value="0.00586956259082015" calcext:value-type="float">
            <text:p>0,0058695626</text:p>
          </table:table-cell>
          <table:table-cell office:value-type="float" office:value="346.383431953365" calcext:value-type="float">
            <text:p>346,3834319534</text:p>
          </table:table-cell>
        </table:table-row>
        <table:table-row table:style-name="ro1">
          <table:table-cell office:value-type="float" office:value="0.208605025588204" calcext:value-type="float">
            <text:p>0,2086050256</text:p>
          </table:table-cell>
          <table:table-cell office:value-type="float" office:value="0.219880902102074" calcext:value-type="float">
            <text:p>0,2198809021</text:p>
          </table:table-cell>
          <table:table-cell office:value-type="float" office:value="0.277596304925479" calcext:value-type="float">
            <text:p>0,2775963049</text:p>
          </table:table-cell>
          <table:table-cell office:value-type="float" office:value="0.196616638696226" calcext:value-type="float">
            <text:p>0,1966166387</text:p>
          </table:table-cell>
          <table:table-cell office:value-type="float" office:value="0.923281146274818" calcext:value-type="float">
            <text:p>0,9232811463</text:p>
          </table:table-cell>
          <table:table-cell office:value-type="float" office:value="0.609411331487226" calcext:value-type="float">
            <text:p>0,6094113315</text:p>
          </table:table-cell>
          <table:table-cell office:value-type="float" office:value="2.4353913522902" calcext:value-type="float">
            <text:p>2,4353913523</text:p>
          </table:table-cell>
          <table:table-cell office:value-type="float" office:value="0.824786324786325" calcext:value-type="float">
            <text:p>0,8247863248</text:p>
          </table:table-cell>
          <table:table-cell office:value-type="float" office:value="0.00739149129924072" calcext:value-type="float">
            <text:p>0,0073914913</text:p>
          </table:table-cell>
          <table:table-cell office:value-type="float" office:value="454.358665909977" calcext:value-type="float">
            <text:p>454,35866591</text:p>
          </table:table-cell>
        </table:table-row>
        <table:table-row table:style-name="ro1">
          <table:table-cell office:value-type="float" office:value="0.199500962192163" calcext:value-type="float">
            <text:p>0,1995009622</text:p>
          </table:table-cell>
          <table:table-cell office:value-type="float" office:value="0.206948614871597" calcext:value-type="float">
            <text:p>0,2069486149</text:p>
          </table:table-cell>
          <table:table-cell office:value-type="float" office:value="0.239285070946704" calcext:value-type="float">
            <text:p>0,2392850709</text:p>
          </table:table-cell>
          <table:table-cell office:value-type="float" office:value="0.175350153304199" calcext:value-type="float">
            <text:p>0,1753501533</text:p>
          </table:table-cell>
          <table:table-cell office:value-type="float" office:value="0.799987885486949" calcext:value-type="float">
            <text:p>0,7999878855</text:p>
          </table:table-cell>
          <table:table-cell office:value-type="float" office:value="0.609216157278735" calcext:value-type="float">
            <text:p>0,6092161573</text:p>
          </table:table-cell>
          <table:table-cell office:value-type="float" office:value="2.23028884658883" calcext:value-type="float">
            <text:p>2,2302888466</text:p>
          </table:table-cell>
          <table:table-cell office:value-type="float" office:value="0.838217338217338" calcext:value-type="float">
            <text:p>0,8382173382</text:p>
          </table:table-cell>
          <table:table-cell office:value-type="float" office:value="0.00868429744415302" calcext:value-type="float">
            <text:p>0,0086842974</text:p>
          </table:table-cell>
          <table:table-cell office:value-type="float" office:value="542.521087782405" calcext:value-type="float">
            <text:p>542,5210877824</text:p>
          </table:table-cell>
        </table:table-row>
        <table:table-row table:style-name="ro1">
          <table:table-cell office:value-type="float" office:value="0.191329408698615" calcext:value-type="float">
            <text:p>0,1913294087</text:p>
          </table:table-cell>
          <table:table-cell office:value-type="float" office:value="0.192587126135974" calcext:value-type="float">
            <text:p>0,1925871261</text:p>
          </table:table-cell>
          <table:table-cell office:value-type="float" office:value="0.205358688244664" calcext:value-type="float">
            <text:p>0,2053586882</text:p>
          </table:table-cell>
          <table:table-cell office:value-type="float" office:value="0.153199440082505" calcext:value-type="float">
            <text:p>0,1531994401</text:p>
          </table:table-cell>
          <table:table-cell office:value-type="float" office:value="0.68880359607411" calcext:value-type="float">
            <text:p>0,6888035961</text:p>
          </table:table-cell>
          <table:table-cell office:value-type="float" office:value="0.609116286912681" calcext:value-type="float">
            <text:p>0,6091162869</text:p>
          </table:table-cell>
          <table:table-cell office:value-type="float" office:value="2.04039454110813" calcext:value-type="float">
            <text:p>2,0403945411</text:p>
          </table:table-cell>
          <table:table-cell office:value-type="float" office:value="0.852869352869353" calcext:value-type="float">
            <text:p>0,8528693529</text:p>
          </table:table-cell>
          <table:table-cell office:value-type="float" office:value="0.0102469015135116" calcext:value-type="float">
            <text:p>0,0102469015</text:p>
          </table:table-cell>
          <table:table-cell office:value-type="float" office:value="651.328924354092" calcext:value-type="float">
            <text:p>651,3289243541</text:p>
          </table:table-cell>
        </table:table-row>
        <table:table-row table:style-name="ro1">
          <table:table-cell office:value-type="float" office:value="0.183916019415867" calcext:value-type="float">
            <text:p>0,1839160194</text:p>
          </table:table-cell>
          <table:table-cell office:value-type="float" office:value="0.180356220993893" calcext:value-type="float">
            <text:p>0,180356221</text:p>
          </table:table-cell>
          <table:table-cell office:value-type="float" office:value="0.176002086844924" calcext:value-type="float">
            <text:p>0,1760020868</text:p>
          </table:table-cell>
          <table:table-cell office:value-type="float" office:value="0.129468857286231" calcext:value-type="float">
            <text:p>0,1294688573</text:p>
          </table:table-cell>
          <table:table-cell office:value-type="float" office:value="0.59894703320422" calcext:value-type="float">
            <text:p>0,5989470332</text:p>
          </table:table-cell>
          <table:table-cell office:value-type="float" office:value="0.60906296024174" calcext:value-type="float">
            <text:p>0,6090629602</text:p>
          </table:table-cell>
          <table:table-cell office:value-type="float" office:value="1.87775317784194" calcext:value-type="float">
            <text:p>1,8777531778</text:p>
          </table:table-cell>
          <table:table-cell office:value-type="float" office:value="0.85958485958486" calcext:value-type="float">
            <text:p>0,8595848596</text:p>
          </table:table-cell>
          <table:table-cell office:value-type="float" office:value="0.0119222093804401" calcext:value-type="float">
            <text:p>0,0119222094</text:p>
          </table:table-cell>
          <table:table-cell office:value-type="float" office:value="763.784421748516" calcext:value-type="float">
            <text:p>763,7844217485</text:p>
          </table:table-cell>
        </table:table-row>
        <table:table-row table:style-name="ro1">
          <table:table-cell office:value-type="float" office:value="0.175985189430673" calcext:value-type="float">
            <text:p>0,1759851894</text:p>
          </table:table-cell>
          <table:table-cell office:value-type="float" office:value="0.171780585091297" calcext:value-type="float">
            <text:p>0,1717805851</text:p>
          </table:table-cell>
          <table:table-cell office:value-type="float" office:value="0.152134434678194" calcext:value-type="float">
            <text:p>0,1521344347</text:p>
          </table:table-cell>
          <table:table-cell office:value-type="float" office:value="0.11013955388499" calcext:value-type="float">
            <text:p>0,1101395539</text:p>
          </table:table-cell>
          <table:table-cell office:value-type="float" office:value="0.527682966829001" calcext:value-type="float">
            <text:p>0,5276829668</text:p>
          </table:table-cell>
          <table:table-cell office:value-type="float" office:value="0.609001477723157" calcext:value-type="float">
            <text:p>0,6090014777</text:p>
          </table:table-cell>
          <table:table-cell office:value-type="float" office:value="1.74672421474597" calcext:value-type="float">
            <text:p>1,7467242147</text:p>
          </table:table-cell>
          <table:table-cell office:value-type="float" office:value="0.874236874236874" calcext:value-type="float">
            <text:p>0,8742368742</text:p>
          </table:table-cell>
          <table:table-cell office:value-type="float" office:value="0.0138131910689992" calcext:value-type="float">
            <text:p>0,0138131911</text:p>
          </table:table-cell>
          <table:table-cell office:value-type="float" office:value="900.012277291715" calcext:value-type="float">
            <text:p>900,0122772917</text:p>
          </table:table-cell>
        </table:table-row>
        <table:table-row table:style-name="ro1">
          <table:table-cell office:value-type="float" office:value="0.166430241748018" calcext:value-type="float">
            <text:p>0,1664302417</text:p>
          </table:table-cell>
          <table:table-cell office:value-type="float" office:value="0.161931614955166" calcext:value-type="float">
            <text:p>0,161931615</text:p>
          </table:table-cell>
          <table:table-cell office:value-type="float" office:value="0.134422733609191" calcext:value-type="float">
            <text:p>0,1344227336</text:p>
          </table:table-cell>
          <table:table-cell office:value-type="float" office:value="0.0963377580913172" calcext:value-type="float">
            <text:p>0,0963377581</text:p>
          </table:table-cell>
          <table:table-cell office:value-type="float" office:value="0.461376108543013" calcext:value-type="float">
            <text:p>0,4613761085</text:p>
          </table:table-cell>
          <table:table-cell office:value-type="float" office:value="0.608904424331564" calcext:value-type="float">
            <text:p>0,6089044243</text:p>
          </table:table-cell>
          <table:table-cell office:value-type="float" office:value="1.62940287983025" calcext:value-type="float">
            <text:p>1,6294028798</text:p>
          </table:table-cell>
          <table:table-cell office:value-type="float" office:value="0.884004884004884" calcext:value-type="float">
            <text:p>0,884004884</text:p>
          </table:table-cell>
          <table:table-cell office:value-type="float" office:value="0.0161410419647888" calcext:value-type="float">
            <text:p>0,016141042</text:p>
          </table:table-cell>
          <table:table-cell office:value-type="float" office:value="1063.43640880815" calcext:value-type="float">
            <text:p>1063,4364088082</text:p>
          </table:table-cell>
        </table:table-row>
        <table:table-row table:style-name="ro1">
          <table:table-cell office:value-type="float" office:value="0.156114780951497" calcext:value-type="float">
            <text:p>0,156114781</text:p>
          </table:table-cell>
          <table:table-cell office:value-type="float" office:value="0.151377442808209" calcext:value-type="float">
            <text:p>0,1513774428</text:p>
          </table:table-cell>
          <table:table-cell office:value-type="float" office:value="0.120919615002761" calcext:value-type="float">
            <text:p>0,120919615</text:p>
          </table:table-cell>
          <table:table-cell office:value-type="float" office:value="0.0860724733183515" calcext:value-type="float">
            <text:p>0,0860724733</text:p>
          </table:table-cell>
          <table:table-cell office:value-type="float" office:value="0.409402846907958" calcext:value-type="float">
            <text:p>0,4094028469</text:p>
          </table:table-cell>
          <table:table-cell office:value-type="float" office:value="0.609033609648327" calcext:value-type="float">
            <text:p>0,6090336096</text:p>
          </table:table-cell>
          <table:table-cell office:value-type="float" office:value="1.53292076819109" calcext:value-type="float">
            <text:p>1,5329207682</text:p>
          </table:table-cell>
          <table:table-cell office:value-type="float" office:value="0.892551892551893" calcext:value-type="float">
            <text:p>0,8925518926</text:p>
          </table:table-cell>
          <table:table-cell office:value-type="float" office:value="0.0185402776032424" calcext:value-type="float">
            <text:p>0,0185402776</text:p>
          </table:table-cell>
          <table:table-cell office:value-type="float" office:value="1233.31780644529" calcext:value-type="float">
            <text:p>1233,3178064453</text:p>
          </table:table-cell>
        </table:table-row>
        <table:table-row table:style-name="ro1">
          <table:table-cell office:value-type="float" office:value="0.144951289032418" calcext:value-type="float">
            <text:p>0,144951289</text:p>
          </table:table-cell>
          <table:table-cell office:value-type="float" office:value="0.142550162561727" calcext:value-type="float">
            <text:p>0,1425501626</text:p>
          </table:table-cell>
          <table:table-cell office:value-type="float" office:value="0.106664998010637" calcext:value-type="float">
            <text:p>0,106664998</text:p>
          </table:table-cell>
          <table:table-cell office:value-type="float" office:value="0.0758552609861179" calcext:value-type="float">
            <text:p>0,075855261</text:p>
          </table:table-cell>
          <table:table-cell office:value-type="float" office:value="0.364377796568058" calcext:value-type="float">
            <text:p>0,3643777966</text:p>
          </table:table-cell>
          <table:table-cell office:value-type="float" office:value="0.608809820134124" calcext:value-type="float">
            <text:p>0,6088098201</text:p>
          </table:table-cell>
          <table:table-cell office:value-type="float" office:value="1.44320933155088" calcext:value-type="float">
            <text:p>1,4432093316</text:p>
          </table:table-cell>
          <table:table-cell office:value-type="float" office:value="0.897435897435897" calcext:value-type="float">
            <text:p>0,8974358974</text:p>
          </table:table-cell>
          <table:table-cell office:value-type="float" office:value="0.0208909415736771" calcext:value-type="float">
            <text:p>0,0208909416</text:p>
          </table:table-cell>
          <table:table-cell office:value-type="float" office:value="1397.2906271554" calcext:value-type="float">
            <text:p>1397,2906271554</text:p>
          </table:table-cell>
        </table:table-row>
        <table:table-row table:style-name="ro1">
          <table:table-cell office:value-type="float" office:value="0.133964527102725" calcext:value-type="float">
            <text:p>0,1339645271</text:p>
          </table:table-cell>
          <table:table-cell office:value-type="float" office:value="0.13221608763493" calcext:value-type="float">
            <text:p>0,1322160876</text:p>
          </table:table-cell>
          <table:table-cell office:value-type="float" office:value="0.0958326823206152" calcext:value-type="float">
            <text:p>0,0958326823</text:p>
          </table:table-cell>
          <table:table-cell office:value-type="float" office:value="0.0688330761911544" calcext:value-type="float">
            <text:p>0,0688330762</text:p>
          </table:table-cell>
          <table:table-cell office:value-type="float" office:value="0.323956358686581" calcext:value-type="float">
            <text:p>0,3239563587</text:p>
          </table:table-cell>
          <table:table-cell office:value-type="float" office:value="0.608675688396007" calcext:value-type="float">
            <text:p>0,6086756884</text:p>
          </table:table-cell>
          <table:table-cell office:value-type="float" office:value="1.36347841976326" calcext:value-type="float">
            <text:p>1,3634784198</text:p>
          </table:table-cell>
          <table:table-cell office:value-type="float" office:value="0.901709401709402" calcext:value-type="float">
            <text:p>0,9017094017</text:p>
          </table:table-cell>
          <table:table-cell office:value-type="float" office:value="0.0241091576262809" calcext:value-type="float">
            <text:p>0,0241091576</text:p>
          </table:table-cell>
          <table:table-cell office:value-type="float" office:value="1620.21977453777" calcext:value-type="float">
            <text:p>1620,2197745378</text:p>
          </table:table-cell>
        </table:table-row>
        <table:table-row table:style-name="ro1">
          <table:table-cell office:value-type="float" office:value="0.125977576362797" calcext:value-type="float">
            <text:p>0,1259775764</text:p>
          </table:table-cell>
          <table:table-cell office:value-type="float" office:value="0.121841546970991" calcext:value-type="float">
            <text:p>0,121841547</text:p>
          </table:table-cell>
          <table:table-cell office:value-type="float" office:value="0.0869096305841828" calcext:value-type="float">
            <text:p>0,0869096306</text:p>
          </table:table-cell>
          <table:table-cell office:value-type="float" office:value="0.0652737195973264" calcext:value-type="float">
            <text:p>0,0652737196</text:p>
          </table:table-cell>
          <table:table-cell office:value-type="float" office:value="0.293887760121744" calcext:value-type="float">
            <text:p>0,2938877601</text:p>
          </table:table-cell>
          <table:table-cell office:value-type="float" office:value="0.608480159070466" calcext:value-type="float">
            <text:p>0,6084801591</text:p>
          </table:table-cell>
          <table:table-cell office:value-type="float" office:value="1.30237039607086" calcext:value-type="float">
            <text:p>1,3023703961</text:p>
          </table:table-cell>
          <table:table-cell office:value-type="float" office:value="0.902930402930403" calcext:value-type="float">
            <text:p>0,9029304029</text:p>
          </table:table-cell>
          <table:table-cell office:value-type="float" office:value="0.0266346168981829" calcext:value-type="float">
            <text:p>0,0266346169</text:p>
          </table:table-cell>
          <table:table-cell office:value-type="float" office:value="1792.36322685477" calcext:value-type="float">
            <text:p>1792,3632268548</text:p>
          </table:table-cell>
        </table:table-row>
        <table:table-row table:style-name="ro1">
          <table:table-cell office:value-type="float" office:value="0.11579879294681" calcext:value-type="float">
            <text:p>0,1157987929</text:p>
          </table:table-cell>
          <table:table-cell office:value-type="float" office:value="0.115255229347468" calcext:value-type="float">
            <text:p>0,1152552293</text:p>
          </table:table-cell>
          <table:table-cell office:value-type="float" office:value="0.0794881755169088" calcext:value-type="float">
            <text:p>0,0794881755</text:p>
          </table:table-cell>
          <table:table-cell office:value-type="float" office:value="0.0586106135097214" calcext:value-type="float">
            <text:p>0,0586106135</text:p>
          </table:table-cell>
          <table:table-cell office:value-type="float" office:value="0.268895766667121" calcext:value-type="float">
            <text:p>0,2688957667</text:p>
          </table:table-cell>
          <table:table-cell office:value-type="float" office:value="0.608497229142067" calcext:value-type="float">
            <text:p>0,6084972291</text:p>
          </table:table-cell>
          <table:table-cell office:value-type="float" office:value="1.24654581236752" calcext:value-type="float">
            <text:p>1,2465458124</text:p>
          </table:table-cell>
          <table:table-cell office:value-type="float" office:value="0.903540903540904" calcext:value-type="float">
            <text:p>0,9035409035</text:p>
          </table:table-cell>
          <table:table-cell office:value-type="float" office:value="0.0297227966375665" calcext:value-type="float">
            <text:p>0,0297227966</text:p>
          </table:table-cell>
          <table:table-cell office:value-type="float" office:value="2001.53312557373" calcext:value-type="float">
            <text:p>2001,5331255737</text:p>
          </table:table-cell>
        </table:table-row>
        <table:table-row table:style-name="ro1">
          <table:table-cell office:value-type="float" office:value="0.110253792047499" calcext:value-type="float">
            <text:p>0,110253792</text:p>
          </table:table-cell>
          <table:table-cell office:value-type="float" office:value="0.11230836310346" calcext:value-type="float">
            <text:p>0,1123083631</text:p>
          </table:table-cell>
          <table:table-cell office:value-type="float" office:value="0.0787070486346168" calcext:value-type="float">
            <text:p>0,0787070486</text:p>
          </table:table-cell>
          <table:table-cell office:value-type="float" office:value="0.0575566536786236" calcext:value-type="float">
            <text:p>0,0575566537</text:p>
          </table:table-cell>
          <table:table-cell office:value-type="float" office:value="0.287824635158528" calcext:value-type="float">
            <text:p>0,2878246352</text:p>
          </table:table-cell>
          <table:table-cell office:value-type="float" office:value="0.60869451664088" calcext:value-type="float">
            <text:p>0,6086945166</text:p>
          </table:table-cell>
          <table:table-cell office:value-type="float" office:value="1.25534501267877" calcext:value-type="float">
            <text:p>1,2553450127</text:p>
          </table:table-cell>
          <table:table-cell office:value-type="float" office:value="0.903540903540903" calcext:value-type="float">
            <text:p>0,9035409035</text:p>
          </table:table-cell>
          <table:table-cell office:value-type="float" office:value="0.0289936138761919" calcext:value-type="float">
            <text:p>0,0289936139</text:p>
          </table:table-cell>
          <table:table-cell office:value-type="float" office:value="1952.42995842276" calcext:value-type="float">
            <text:p>1952,4299584228</text:p>
          </table:table-cell>
        </table:table-row>
        <table:table-row table:style-name="ro1">
          <table:table-cell office:value-type="float" office:value="0.106454710935232" calcext:value-type="float">
            <text:p>0,1064547109</text:p>
          </table:table-cell>
          <table:table-cell office:value-type="float" office:value="0.107462733100698" calcext:value-type="float">
            <text:p>0,1074627331</text:p>
          </table:table-cell>
          <table:table-cell office:value-type="float" office:value="0.0696765781764983" calcext:value-type="float">
            <text:p>0,0696765782</text:p>
          </table:table-cell>
          <table:table-cell office:value-type="float" office:value="0.0536619765024002" calcext:value-type="float">
            <text:p>0,0536619765</text:p>
          </table:table-cell>
          <table:table-cell office:value-type="float" office:value="0.25213181256784" calcext:value-type="float">
            <text:p>0,2521318126</text:p>
          </table:table-cell>
          <table:table-cell office:value-type="float" office:value="0.608443279733588" calcext:value-type="float">
            <text:p>0,6084432797</text:p>
          </table:table-cell>
          <table:table-cell office:value-type="float" office:value="1.19783109841329" calcext:value-type="float">
            <text:p>1,1978310984</text:p>
          </table:table-cell>
          <table:table-cell office:value-type="float" office:value="0.904761904761905" calcext:value-type="float">
            <text:p>0,9047619048</text:p>
          </table:table-cell>
          <table:table-cell office:value-type="float" office:value="0.0319834911289315" calcext:value-type="float">
            <text:p>0,0319834911</text:p>
          </table:table-cell>
          <table:table-cell office:value-type="float" office:value="2156.67879031498" calcext:value-type="float">
            <text:p>2156,678790315</text:p>
          </table:table-cell>
        </table:table-row>
        <table:table-row table:style-name="ro1">
          <table:table-cell office:value-type="float" office:value="0.095240807866623" calcext:value-type="float">
            <text:p>0,0952408079</text:p>
          </table:table-cell>
          <table:table-cell office:value-type="float" office:value="0.0945088577884481" calcext:value-type="float">
            <text:p>0,0945088578</text:p>
          </table:table-cell>
          <table:table-cell office:value-type="float" office:value="0.0637848351767597" calcext:value-type="float">
            <text:p>0,0637848352</text:p>
          </table:table-cell>
          <table:table-cell office:value-type="float" office:value="0.0473976843977619" calcext:value-type="float">
            <text:p>0,0473976844</text:p>
          </table:table-cell>
          <table:table-cell office:value-type="float" office:value="0.217549431857554" calcext:value-type="float">
            <text:p>0,2175494319</text:p>
          </table:table-cell>
          <table:table-cell office:value-type="float" office:value="0.608387198913228" calcext:value-type="float">
            <text:p>0,6083871989</text:p>
          </table:table-cell>
          <table:table-cell office:value-type="float" office:value="1.12686881717745" calcext:value-type="float">
            <text:p>1,1268688172</text:p>
          </table:table-cell>
          <table:table-cell office:value-type="float" office:value="0.904761904761905" calcext:value-type="float">
            <text:p>0,9047619048</text:p>
          </table:table-cell>
          <table:table-cell office:value-type="float" office:value="0.0368937969027844" calcext:value-type="float">
            <text:p>0,0368937969</text:p>
          </table:table-cell>
          <table:table-cell office:value-type="float" office:value="2487.78561895166" calcext:value-type="float">
            <text:p>2487,7856189517</text:p>
          </table:table-cell>
        </table:table-row>
        <table:table-row table:style-name="ro1">
          <table:table-cell office:value-type="float" office:value="0.0853984278447693" calcext:value-type="float">
            <text:p>0,0853984278</text:p>
          </table:table-cell>
          <table:table-cell office:value-type="float" office:value="0.0843032486760944" calcext:value-type="float">
            <text:p>0,0843032487</text:p>
          </table:table-cell>
          <table:table-cell office:value-type="float" office:value="0.0525065555774788" calcext:value-type="float">
            <text:p>0,0525065556</text:p>
          </table:table-cell>
          <table:table-cell office:value-type="float" office:value="0.0412578560595821" calcext:value-type="float">
            <text:p>0,0412578561</text:p>
          </table:table-cell>
          <table:table-cell office:value-type="float" office:value="0.181531846359536" calcext:value-type="float">
            <text:p>0,1815318464</text:p>
          </table:table-cell>
          <table:table-cell office:value-type="float" office:value="0.608207303252849" calcext:value-type="float">
            <text:p>0,6082073033</text:p>
          </table:table-cell>
          <table:table-cell office:value-type="float" office:value="1.05320523881214" calcext:value-type="float">
            <text:p>1,0532052388</text:p>
          </table:table-cell>
          <table:table-cell office:value-type="float" office:value="0.907203907203907" calcext:value-type="float">
            <text:p>0,9072039072</text:p>
          </table:table-cell>
          <table:table-cell office:value-type="float" office:value="0.0439872113082649" calcext:value-type="float">
            <text:p>0,0439872113</text:p>
          </table:table-cell>
          <table:table-cell office:value-type="float" office:value="2974.10731818571" calcext:value-type="float">
            <text:p>2974,1073181857</text:p>
          </table:table-cell>
        </table:table-row>
        <table:table-row table:style-name="ro1">
          <table:table-cell office:value-type="float" office:value="0.0823517038654791" calcext:value-type="float">
            <text:p>0,0823517039</text:p>
          </table:table-cell>
          <table:table-cell office:value-type="float" office:value="0.0839715580150369" calcext:value-type="float">
            <text:p>0,083971558</text:p>
          </table:table-cell>
          <table:table-cell office:value-type="float" office:value="0.0499230530585553" calcext:value-type="float">
            <text:p>0,0499230531</text:p>
          </table:table-cell>
          <table:table-cell office:value-type="float" office:value="0.0423520977219471" calcext:value-type="float">
            <text:p>0,0423520977</text:p>
          </table:table-cell>
          <table:table-cell office:value-type="float" office:value="0.18111403611226" calcext:value-type="float">
            <text:p>0,1811140361</text:p>
          </table:table-cell>
          <table:table-cell office:value-type="float" office:value="0.608601278001135" calcext:value-type="float">
            <text:p>0,608601278</text:p>
          </table:table-cell>
          <table:table-cell office:value-type="float" office:value="1.04831372425233" calcext:value-type="float">
            <text:p>1,0483137243</text:p>
          </table:table-cell>
          <table:table-cell office:value-type="float" office:value="0.904761904761905" calcext:value-type="float">
            <text:p>0,9047619048</text:p>
          </table:table-cell>
          <table:table-cell office:value-type="float" office:value="0.0475983254279814" calcext:value-type="float">
            <text:p>0,0475983254</text:p>
          </table:table-cell>
          <table:table-cell office:value-type="float" office:value="3209.60268193422" calcext:value-type="float">
            <text:p>3209,6026819342</text:p>
          </table:table-cell>
        </table:table-row>
        <table:table-row table:style-name="ro1">
          <table:table-cell office:value-type="float" office:value="0.106976109876123" calcext:value-type="float">
            <text:p>0,1069761099</text:p>
          </table:table-cell>
          <table:table-cell office:value-type="float" office:value="0.110199982389491" calcext:value-type="float">
            <text:p>0,1101999824</text:p>
          </table:table-cell>
          <table:table-cell office:value-type="float" office:value="0.0758963162228304" calcext:value-type="float">
            <text:p>0,0758963162</text:p>
          </table:table-cell>
          <table:table-cell office:value-type="float" office:value="0.0515881347053038" calcext:value-type="float">
            <text:p>0,0515881347</text:p>
          </table:table-cell>
          <table:table-cell office:value-type="float" office:value="0.338566434921035" calcext:value-type="float">
            <text:p>0,3385664349</text:p>
          </table:table-cell>
          <table:table-cell office:value-type="float" office:value="0.608074186977013" calcext:value-type="float">
            <text:p>0,608074187</text:p>
          </table:table-cell>
          <table:table-cell office:value-type="float" office:value="1.2913011661816" calcext:value-type="float">
            <text:p>1,2913011662</text:p>
          </table:table-cell>
          <table:table-cell office:value-type="float" office:value="0.896214896214896" calcext:value-type="float">
            <text:p>0,8962148962</text:p>
          </table:table-cell>
          <table:table-cell office:value-type="float" office:value="0.0288201691401889" calcext:value-type="float">
            <text:p>0,0288201691</text:p>
          </table:table-cell>
          <table:table-cell office:value-type="float" office:value="1925.01437754978" calcext:value-type="float">
            <text:p>1925,0143775498</text:p>
          </table:table-cell>
        </table:table-row>
        <table:table-row table:style-name="ro1">
          <table:table-cell office:value-type="float" office:value="0.080004533068879" calcext:value-type="float">
            <text:p>0,0800045331</text:p>
          </table:table-cell>
          <table:table-cell office:value-type="float" office:value="0.081092636086361" calcext:value-type="float">
            <text:p>0,0810926361</text:p>
          </table:table-cell>
          <table:table-cell office:value-type="float" office:value="0.046877712113797" calcext:value-type="float">
            <text:p>0,0468777121</text:p>
          </table:table-cell>
          <table:table-cell office:value-type="float" office:value="0.0408388764150036" calcext:value-type="float">
            <text:p>0,0408388764</text:p>
          </table:table-cell>
          <table:table-cell office:value-type="float" office:value="0.182104558366668" calcext:value-type="float">
            <text:p>0,1821045584</text:p>
          </table:table-cell>
          <table:table-cell office:value-type="float" office:value="0.607984094338103" calcext:value-type="float">
            <text:p>0,6079840943</text:p>
          </table:table-cell>
          <table:table-cell office:value-type="float" office:value="1.03890240607244" calcext:value-type="float">
            <text:p>1,0389024061</text:p>
          </table:table-cell>
          <table:table-cell office:value-type="float" office:value="0.906593406593406" calcext:value-type="float">
            <text:p>0,9065934066</text:p>
          </table:table-cell>
          <table:table-cell office:value-type="float" office:value="0.0432744994593716" calcext:value-type="float">
            <text:p>0,0432744995</text:p>
          </table:table-cell>
          <table:table-cell office:value-type="float" office:value="2923.94974222109" calcext:value-type="float">
            <text:p>2923,9497422211</text:p>
          </table:table-cell>
        </table:table-row>
        <table:table-row table:style-name="ro1">
          <table:table-cell office:value-type="float" office:value="0.0660877936161342" calcext:value-type="float">
            <text:p>0,0660877936</text:p>
          </table:table-cell>
          <table:table-cell office:value-type="float" office:value="0.0630254770682115" calcext:value-type="float">
            <text:p>0,0630254771</text:p>
          </table:table-cell>
          <table:table-cell office:value-type="float" office:value="0.0368817343360881" calcext:value-type="float">
            <text:p>0,0368817343</text:p>
          </table:table-cell>
          <table:table-cell office:value-type="float" office:value="0.029440500101826" calcext:value-type="float">
            <text:p>0,0294405001</text:p>
          </table:table-cell>
          <table:table-cell office:value-type="float" office:value="0.140146892115255" calcext:value-type="float">
            <text:p>0,1401468921</text:p>
          </table:table-cell>
          <table:table-cell office:value-type="float" office:value="0.60741457097478" calcext:value-type="float">
            <text:p>0,607414571</text:p>
          </table:table-cell>
          <table:table-cell office:value-type="float" office:value="0.942996967188168" calcext:value-type="float">
            <text:p>0,9429969672</text:p>
          </table:table-cell>
          <table:table-cell office:value-type="float" office:value="0.908424908424908" calcext:value-type="float">
            <text:p>0,9084249084</text:p>
          </table:table-cell>
          <table:table-cell office:value-type="float" office:value="0.0562461618150723" calcext:value-type="float">
            <text:p>0,0562461618</text:p>
          </table:table-cell>
          <table:table-cell office:value-type="float" office:value="3808.09013952765" calcext:value-type="float">
            <text:p>3808,0901395277</text:p>
          </table:table-cell>
        </table:table-row>
        <table:table-row table:style-name="ro1">
          <table:table-cell office:value-type="float" office:value="0.055781439801529" calcext:value-type="float">
            <text:p>0,0557814398</text:p>
          </table:table-cell>
          <table:table-cell office:value-type="float" office:value="0.0533931009086228" calcext:value-type="float">
            <text:p>0,0533931009</text:p>
          </table:table-cell>
          <table:table-cell office:value-type="float" office:value="0.0309015213096297" calcext:value-type="float">
            <text:p>0,0309015213</text:p>
          </table:table-cell>
          <table:table-cell office:value-type="float" office:value="0.0254683206387529" calcext:value-type="float">
            <text:p>0,0254683206</text:p>
          </table:table-cell>
          <table:table-cell office:value-type="float" office:value="0.116878814473339" calcext:value-type="float">
            <text:p>0,1168788145</text:p>
          </table:table-cell>
          <table:table-cell office:value-type="float" office:value="0.60725975833533" calcext:value-type="float">
            <text:p>0,6072597583</text:p>
          </table:table-cell>
          <table:table-cell office:value-type="float" office:value="0.889682956449278" calcext:value-type="float">
            <text:p>0,8896829564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0677365876265992" calcext:value-type="float">
            <text:p>0,0677365876</text:p>
          </table:table-cell>
          <table:table-cell office:value-type="float" office:value="4592.2019581453" calcext:value-type="float">
            <text:p>4592,2019581453</text:p>
          </table:table-cell>
        </table:table-row>
        <table:table-row table:style-name="ro1">
          <table:table-cell office:value-type="float" office:value="0.0489634450696897" calcext:value-type="float">
            <text:p>0,0489634451</text:p>
          </table:table-cell>
          <table:table-cell office:value-type="float" office:value="0.0468088118252389" calcext:value-type="float">
            <text:p>0,0468088118</text:p>
          </table:table-cell>
          <table:table-cell office:value-type="float" office:value="0.0268964780863914" calcext:value-type="float">
            <text:p>0,0268964781</text:p>
          </table:table-cell>
          <table:table-cell office:value-type="float" office:value="0.022670962876819" calcext:value-type="float">
            <text:p>0,0226709629</text:p>
          </table:table-cell>
          <table:table-cell office:value-type="float" office:value="0.103755033298672" calcext:value-type="float">
            <text:p>0,1037550333</text:p>
          </table:table-cell>
          <table:table-cell office:value-type="float" office:value="0.607034607411741" calcext:value-type="float">
            <text:p>0,6070346074</text:p>
          </table:table-cell>
          <table:table-cell office:value-type="float" office:value="0.856129341509753" calcext:value-type="float">
            <text:p>0,8561293415</text:p>
          </table:table-cell>
          <table:table-cell office:value-type="float" office:value="0.90964590964591" calcext:value-type="float">
            <text:p>0,9096459096</text:p>
          </table:table-cell>
          <table:table-cell office:value-type="float" office:value="0.0773360496207929" calcext:value-type="float">
            <text:p>0,0773360496</text:p>
          </table:table-cell>
          <table:table-cell office:value-type="float" office:value="5242.99748404165" calcext:value-type="float">
            <text:p>5242,9974840417</text:p>
          </table:table-cell>
        </table:table-row>
        <table:table-row table:style-name="ro1">
          <table:table-cell office:value-type="float" office:value="0.0429835933338485" calcext:value-type="float">
            <text:p>0,0429835933</text:p>
          </table:table-cell>
          <table:table-cell office:value-type="float" office:value="0.040260317079221" calcext:value-type="float">
            <text:p>0,0402603171</text:p>
          </table:table-cell>
          <table:table-cell office:value-type="float" office:value="0.0239935688554423" calcext:value-type="float">
            <text:p>0,0239935689</text:p>
          </table:table-cell>
          <table:table-cell office:value-type="float" office:value="0.0201886551638905" calcext:value-type="float">
            <text:p>0,0201886552</text:p>
          </table:table-cell>
          <table:table-cell office:value-type="float" office:value="0.093490583999526" calcext:value-type="float">
            <text:p>0,093490584</text:p>
          </table:table-cell>
          <table:table-cell office:value-type="float" office:value="0.606767054224189" calcext:value-type="float">
            <text:p>0,6067670542</text:p>
          </table:table-cell>
          <table:table-cell office:value-type="float" office:value="0.82768377279624" calcext:value-type="float">
            <text:p>0,8276837728</text:p>
          </table:table-cell>
          <table:table-cell office:value-type="float" office:value="0.91025641025641" calcext:value-type="float">
            <text:p>0,9102564103</text:p>
          </table:table-cell>
          <table:table-cell office:value-type="float" office:value="0.0859141980149233" calcext:value-type="float">
            <text:p>0,085914198</text:p>
          </table:table-cell>
          <table:table-cell office:value-type="float" office:value="5828.4621504314" calcext:value-type="float">
            <text:p>5828,4621504314</text:p>
          </table:table-cell>
        </table:table-row>
        <table:table-row table:style-name="ro1">
          <table:table-cell office:value-type="float" office:value="0.0392854870002911" calcext:value-type="float">
            <text:p>0,039285487</text:p>
          </table:table-cell>
          <table:table-cell office:value-type="float" office:value="0.0359365088660485" calcext:value-type="float">
            <text:p>0,0359365089</text:p>
          </table:table-cell>
          <table:table-cell office:value-type="float" office:value="0.0220063677215297" calcext:value-type="float">
            <text:p>0,0220063677</text:p>
          </table:table-cell>
          <table:table-cell office:value-type="float" office:value="0.0191376683808882" calcext:value-type="float">
            <text:p>0,0191376684</text:p>
          </table:table-cell>
          <table:table-cell office:value-type="float" office:value="0.0852314956015447" calcext:value-type="float">
            <text:p>0,0852314956</text:p>
          </table:table-cell>
          <table:table-cell office:value-type="float" office:value="0.606433300362838" calcext:value-type="float">
            <text:p>0,6064333004</text:p>
          </table:table-cell>
          <table:table-cell office:value-type="float" office:value="0.808030823429862" calcext:value-type="float">
            <text:p>0,8080308234</text:p>
          </table:table-cell>
          <table:table-cell office:value-type="float" office:value="0.91025641025641" calcext:value-type="float">
            <text:p>0,9102564103</text:p>
          </table:table-cell>
          <table:table-cell office:value-type="float" office:value="0.0945384087408039" calcext:value-type="float">
            <text:p>0,0945384087</text:p>
          </table:table-cell>
          <table:table-cell office:value-type="float" office:value="6413.53291818051" calcext:value-type="float">
            <text:p>6413,5329181805</text:p>
          </table:table-cell>
        </table:table-row>
        <table:table-row table:style-name="ro1">
          <table:table-cell office:value-type="float" office:value="0.0369413474358234" calcext:value-type="float">
            <text:p>0,0369413474</text:p>
          </table:table-cell>
          <table:table-cell office:value-type="float" office:value="0.0356633594181457" calcext:value-type="float">
            <text:p>0,0356633594</text:p>
          </table:table-cell>
          <table:table-cell office:value-type="float" office:value="0.0227671578279405" calcext:value-type="float">
            <text:p>0,0227671578</text:p>
          </table:table-cell>
          <table:table-cell office:value-type="float" office:value="0.0187863752652624" calcext:value-type="float">
            <text:p>0,0187863753</text:p>
          </table:table-cell>
          <table:table-cell office:value-type="float" office:value="0.0815666401417646" calcext:value-type="float">
            <text:p>0,0815666401</text:p>
          </table:table-cell>
          <table:table-cell office:value-type="float" office:value="0.606193173281002" calcext:value-type="float">
            <text:p>0,6061931733</text:p>
          </table:table-cell>
          <table:table-cell office:value-type="float" office:value="0.801918048998375" calcext:value-type="float">
            <text:p>0,801918049</text:p>
          </table:table-cell>
          <table:table-cell office:value-type="float" office:value="0.91025641025641" calcext:value-type="float">
            <text:p>0,9102564103</text:p>
          </table:table-cell>
          <table:table-cell office:value-type="float" office:value="0.0997089567757621" calcext:value-type="float">
            <text:p>0,0997089568</text:p>
          </table:table-cell>
          <table:table-cell office:value-type="float" office:value="6764.30548214609" calcext:value-type="float">
            <text:p>6764,3054821461</text:p>
          </table:table-cell>
        </table:table-row>
        <table:table-row table:style-name="ro1">
          <table:table-cell office:value-type="float" office:value="0.0707576171077426" calcext:value-type="float">
            <text:p>0,0707576171</text:p>
          </table:table-cell>
          <table:table-cell office:value-type="float" office:value="0.0712485709166056" calcext:value-type="float">
            <text:p>0,0712485709</text:p>
          </table:table-cell>
          <table:table-cell office:value-type="float" office:value="0.0681279153708511" calcext:value-type="float">
            <text:p>0,0681279154</text:p>
          </table:table-cell>
          <table:table-cell office:value-type="float" office:value="0.0582423781327104" calcext:value-type="float">
            <text:p>0,0582423781</text:p>
          </table:table-cell>
          <table:table-cell office:value-type="float" office:value="0.376858758146537" calcext:value-type="float">
            <text:p>0,3768587581</text:p>
          </table:table-cell>
          <table:table-cell office:value-type="float" office:value="0.606322093106015" calcext:value-type="float">
            <text:p>0,6063220931</text:p>
          </table:table-cell>
          <table:table-cell office:value-type="float" office:value="1.25155732854382" calcext:value-type="float">
            <text:p>1,2515573285</text:p>
          </table:table-cell>
          <table:table-cell office:value-type="float" office:value="0.884004884004884" calcext:value-type="float">
            <text:p>0,884004884</text:p>
          </table:table-cell>
          <table:table-cell office:value-type="float" office:value="0.0813829286312772" calcext:value-type="float">
            <text:p>0,0813829286</text:p>
          </table:table-cell>
          <table:table-cell office:value-type="float" office:value="5361.83286994307" calcext:value-type="float">
            <text:p>5361,8328699431</text:p>
          </table:table-cell>
        </table:table-row>
        <table:table-row table:style-name="ro1">
          <table:table-cell office:value-type="float" office:value="0.128829677710867" calcext:value-type="float">
            <text:p>0,1288296777</text:p>
          </table:table-cell>
          <table:table-cell office:value-type="float" office:value="0.133201913600701" calcext:value-type="float">
            <text:p>0,1332019136</text:p>
          </table:table-cell>
          <table:table-cell office:value-type="float" office:value="0.175631612181361" calcext:value-type="float">
            <text:p>0,1756316122</text:p>
          </table:table-cell>
          <table:table-cell office:value-type="float" office:value="0.0746247800431904" calcext:value-type="float">
            <text:p>0,07462478</text:p>
          </table:table-cell>
          <table:table-cell office:value-type="float" office:value="0.745994787840616" calcext:value-type="float">
            <text:p>0,7459947878</text:p>
          </table:table-cell>
          <table:table-cell office:value-type="float" office:value="0.607439404387614" calcext:value-type="float">
            <text:p>0,6074394044</text:p>
          </table:table-cell>
          <table:table-cell office:value-type="float" office:value="1.86572215714297" calcext:value-type="float">
            <text:p>1,8657221571</text:p>
          </table:table-cell>
          <table:table-cell office:value-type="float" office:value="0.892551892551893" calcext:value-type="float">
            <text:p>0,8925518926</text:p>
          </table:table-cell>
          <table:table-cell office:value-type="float" office:value="0.0231766215504406" calcext:value-type="float">
            <text:p>0,0231766216</text:p>
          </table:table-cell>
          <table:table-cell office:value-type="float" office:value="1541.73204215686" calcext:value-type="float">
            <text:p>1541,7320421569</text:p>
          </table:table-cell>
        </table:table-row>
        <table:table-row table:style-name="ro1">
          <table:table-cell office:value-type="float" office:value="0.173773044564854" calcext:value-type="float">
            <text:p>0,1737730446</text:p>
          </table:table-cell>
          <table:table-cell office:value-type="float" office:value="0.162873452349105" calcext:value-type="float">
            <text:p>0,1628734523</text:p>
          </table:table-cell>
          <table:table-cell office:value-type="float" office:value="0.412830407765629" calcext:value-type="float">
            <text:p>0,4128304078</text:p>
          </table:table-cell>
          <table:table-cell office:value-type="float" office:value="0.145083176852526" calcext:value-type="float">
            <text:p>0,1450831769</text:p>
          </table:table-cell>
          <table:table-cell office:value-type="float" office:value="0.919632545566602" calcext:value-type="float">
            <text:p>0,9196325456</text:p>
          </table:table-cell>
          <table:table-cell office:value-type="float" office:value="0.609179412325223" calcext:value-type="float">
            <text:p>0,6091794123</text:p>
          </table:table-cell>
          <table:table-cell office:value-type="float" office:value="2.42337206060633" calcext:value-type="float">
            <text:p>2,4233720606</text:p>
          </table:table-cell>
          <table:table-cell office:value-type="float" office:value="0.840659340659341" calcext:value-type="float">
            <text:p>0,8406593407</text:p>
          </table:table-cell>
          <table:table-cell office:value-type="float" office:value="0.0164809965411532" calcext:value-type="float">
            <text:p>0,0164809965</text:p>
          </table:table-cell>
          <table:table-cell office:value-type="float" office:value="1032.59211679114" calcext:value-type="float">
            <text:p>1032,5921167911</text:p>
          </table:table-cell>
        </table:table-row>
        <table:table-row table:style-name="ro1">
          <table:table-cell office:value-type="float" office:value="0.179344161918413" calcext:value-type="float">
            <text:p>0,1793441619</text:p>
          </table:table-cell>
          <table:table-cell office:value-type="float" office:value="0.171997230425444" calcext:value-type="float">
            <text:p>0,1719972304</text:p>
          </table:table-cell>
          <table:table-cell office:value-type="float" office:value="0.465508374092055" calcext:value-type="float">
            <text:p>0,4655083741</text:p>
          </table:table-cell>
          <table:table-cell office:value-type="float" office:value="0.282819884925983" calcext:value-type="float">
            <text:p>0,2828198849</text:p>
          </table:table-cell>
          <table:table-cell office:value-type="float" office:value="0.786633463596905" calcext:value-type="float">
            <text:p>0,7866334636</text:p>
          </table:table-cell>
          <table:table-cell office:value-type="float" office:value="0.614179503077116" calcext:value-type="float">
            <text:p>0,6141795031</text:p>
          </table:table-cell>
          <table:table-cell office:value-type="float" office:value="2.50048263452865" calcext:value-type="float">
            <text:p>2,5004826345</text:p>
          </table:table-cell>
          <table:table-cell office:value-type="float" office:value="0.843101343101343" calcext:value-type="float">
            <text:p>0,8431013431</text:p>
          </table:table-cell>
          <table:table-cell office:value-type="float" office:value="0.0173200240700614" calcext:value-type="float">
            <text:p>0,0173200241</text:p>
          </table:table-cell>
          <table:table-cell office:value-type="float" office:value="1088.31237245434" calcext:value-type="float">
            <text:p>1088,3123724543</text:p>
          </table:table-cell>
        </table:table-row>
        <table:table-row table:style-name="ro1">
          <table:table-cell office:value-type="float" office:value="0.166679040052552" calcext:value-type="float">
            <text:p>0,1666790401</text:p>
          </table:table-cell>
          <table:table-cell office:value-type="float" office:value="0.155200380424632" calcext:value-type="float">
            <text:p>0,1552003804</text:p>
          </table:table-cell>
          <table:table-cell office:value-type="float" office:value="0.137966032633086" calcext:value-type="float">
            <text:p>0,1379660326</text:p>
          </table:table-cell>
          <table:table-cell office:value-type="float" office:value="0.0880499704135285" calcext:value-type="float">
            <text:p>0,0880499704</text:p>
          </table:table-cell>
          <table:table-cell office:value-type="float" office:value="0.55472610050287" calcext:value-type="float">
            <text:p>0,5547261005</text:p>
          </table:table-cell>
          <table:table-cell office:value-type="float" office:value="0.609250406096706" calcext:value-type="float">
            <text:p>0,6092504061</text:p>
          </table:table-cell>
          <table:table-cell office:value-type="float" office:value="1.71187194450434" calcext:value-type="float">
            <text:p>1,7118719445</text:p>
          </table:table-cell>
          <table:table-cell office:value-type="float" office:value="0.883394383394384" calcext:value-type="float">
            <text:p>0,8833943834</text:p>
          </table:table-cell>
          <table:table-cell office:value-type="float" office:value="0.0194032761310615" calcext:value-type="float">
            <text:p>0,0194032761</text:p>
          </table:table-cell>
          <table:table-cell office:value-type="float" office:value="1277.48259555489" calcext:value-type="float">
            <text:p>1277,48259555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4T18:20:55.590565584</dc:date>
    <meta:editing-duration>PT6M10S</meta:editing-duration>
    <meta:editing-cycles>1</meta:editing-cycles>
    <meta:document-statistic meta:table-count="1" meta:cell-count="480" meta:object-count="1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2cm" svg:height="8.992cm" xlink:href=".." xlink:type="simple" chart:class="chart:line" chart:style-name="ch1">
        <chart:title svg:x="9.106cm" svg:y="0.314cm" chart:style-name="ch2">
          <text:p>Learning Rate 0.001</text:p>
        </chart:title>
        <chart:plot-area chart:style-name="ch3" table:cell-range-address="train_log__LR_001.A1:train_log__LR_001.A48" chart:data-source-has-labels="row" svg:x="1.448cm" svg:y="1.286cm" svg:width="20.622cm" svg:height="6.559cm">
          <chartooo:coordinate-region svg:x="2.4cm" svg:y="1.485cm" svg:width="19.471cm" svg:height="5.713cm"/>
          <chart:axis chart:dimension="x" chart:name="primary-x" chart:style-name="ch4">
            <chart:title svg:x="11.179cm" svg:y="8.025cm" chart:style-name="ch5">
              <text:p>Epochs</text:p>
            </chart:title>
          </chart:axis>
          <chart:axis chart:dimension="y" chart:name="primary-y" chart:style-name="ch4">
            <chart:title svg:x="0.451cm" svg:y="5.105cm" chart:style-name="ch6">
              <text:p>Loss X</text:p>
            </chart:title>
            <chart:grid chart:style-name="ch7" chart:class="major"/>
          </chart:axis>
          <chart:series chart:style-name="ch8" chart:values-cell-range-address="train_log__LR_001.A1:train_log__LR_001.A48" loext:label-string="loss_x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7915027161438">
                <text:p>0.0327915027161438</text:p>
                <draw:g>
                  <svg:desc>train_log__LR_001.A1:train_log__LR_001.A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211588131711">
                <text:p>0.0375211588131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7884043666885">
                <text:p>0.0257884043666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6563538086644">
                <text:p>0.0356563538086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9212294004255">
                <text:p>0.0539212294004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7676285078824">
                <text:p>0.0397676285078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0121995124793">
                <text:p>0.0330121995124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388985886654">
                <text:p>0.0232388985886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8197815368515">
                <text:p>0.0168197815368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8545571451112">
                <text:p>0.0208545571451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6342276305812">
                <text:p>0.0296342276305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0498888444805">
                <text:p>0.0280498888444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6251052439453">
                <text:p>0.0226251052439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6132370028248">
                <text:p>0.0166132370028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4373980360063">
                <text:p>0.0204373980360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1246041433035">
                <text:p>0.0641246041433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21822013064406">
                <text:p>0.0921822013064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0154117021273">
                <text:p>0.220154117021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9131702373721">
                <text:p>0.219131702373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605025588204">
                <text:p>0.208605025588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500962192163">
                <text:p>0.199500962192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1329408698615">
                <text:p>0.191329408698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3916019415867">
                <text:p>0.183916019415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5985189430673">
                <text:p>0.175985189430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430241748018">
                <text:p>0.166430241748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114780951497">
                <text:p>0.156114780951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4951289032418">
                <text:p>0.144951289032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3964527102725">
                <text:p>0.133964527102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977576362797">
                <text:p>0.1259775763627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579879294681">
                <text:p>0.115798792946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0253792047499">
                <text:p>0.110253792047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6454710935232">
                <text:p>0.106454710935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5240807866623">
                <text:p>0.0952408078666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53984278447693">
                <text:p>0.0853984278447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23517038654791">
                <text:p>0.0823517038654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6976109876123">
                <text:p>0.106976109876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0004533068879">
                <text:p>0.080004533068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60877936161342">
                <text:p>0.0660877936161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5781439801529">
                <text:p>0.0557814398015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89634450696897">
                <text:p>0.0489634450696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29835933338485">
                <text:p>0.0429835933338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92854870002911">
                <text:p>0.0392854870002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69413474358234">
                <text:p>0.0369413474358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07576171077426">
                <text:p>0.0707576171077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8829677710867">
                <text:p>0.1288296777108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3773044564854">
                <text:p>0.1737730445648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9344161918413">
                <text:p>0.179344161918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6679040052552">
                <text:p>0.166679040052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91cm" svg:height="8.992cm" xlink:href=".." xlink:type="simple" chart:class="chart:line" chart:style-name="ch1">
        <chart:title svg:x="9.041cm" svg:y="0.314cm" chart:style-name="ch2">
          <text:p>Learning Rate 0.001</text:p>
        </chart:title>
        <chart:plot-area chart:style-name="ch3" table:cell-range-address="train_log__LR_001.J1:train_log__LR_001.J48" chart:data-source-has-labels="row" svg:x="1.445cm" svg:y="1.286cm" svg:width="20.499cm" svg:height="6.559cm">
          <chartooo:coordinate-region svg:x="2.49cm" svg:y="1.485cm" svg:width="19.056cm" svg:height="5.713cm"/>
          <chart:axis chart:dimension="x" chart:name="primary-x" chart:style-name="ch4">
            <chart:title svg:x="11.114cm" svg:y="8.025cm" chart:style-name="ch5">
              <text:p>Epochs</text:p>
            </chart:title>
          </chart:axis>
          <chart:axis chart:dimension="y" chart:name="primary-y" chart:style-name="ch4">
            <chart:title svg:x="0.451cm" svg:y="6.249cm" chart:style-name="ch6">
              <text:p>Average Precision (AP)</text:p>
            </chart:title>
            <chart:grid chart:style-name="ch7" chart:class="major"/>
          </chart:axis>
          <chart:series chart:style-name="ch8" chart:values-cell-range-address="train_log__LR_001.J1:train_log__LR_001.J48" loext:label-string="ap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79.0703486792">
                <text:p>7779.0703486792</text:p>
                <draw:g>
                  <svg:desc>train_log__LR_001.J1:train_log__LR_001.J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76.1286228875">
                <text:p>8476.128622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59.4961185483">
                <text:p>9459.4961185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63.89651237372">
                <text:p>8863.89651237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35.83555999597">
                <text:p>7235.83555999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58.11169880447">
                <text:p>8558.11169880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95.50762671087">
                <text:p>8495.50762671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5.2646371607">
                <text:p>10195.2646371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05.6196369665">
                <text:p>11405.6196369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68.4934073908">
                <text:p>11968.4934073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57.5789643206">
                <text:p>11957.5789643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16.5220851269">
                <text:p>12616.5220851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98.4393423013">
                <text:p>13298.4393423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45.8583533561">
                <text:p>14745.8583533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50.3353886316">
                <text:p>14550.3353886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9.233019048">
                <text:p>10669.233019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31.48592302306">
                <text:p>3531.48592302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.959078589579">
                <text:p>578.959078589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6.383431953365">
                <text:p>346.383431953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4.358665909977">
                <text:p>454.358665909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2.521087782405">
                <text:p>542.521087782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1.328924354092">
                <text:p>651.328924354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3.784421748516">
                <text:p>763.784421748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.012277291715">
                <text:p>900.01227729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3.43640880815">
                <text:p>1063.43640880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3.31780644529">
                <text:p>1233.31780644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7.2906271554">
                <text:p>1397.2906271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0.21977453777">
                <text:p>1620.21977453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2.36322685477">
                <text:p>1792.36322685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.53312557373">
                <text:p>2001.53312557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2.42995842276">
                <text:p>1952.42995842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6.67879031498">
                <text:p>2156.67879031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7.78561895166">
                <text:p>2487.78561895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4.10731818571">
                <text:p>2974.1073181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9.60268193422">
                <text:p>3209.60268193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5.01437754978">
                <text:p>1925.014377549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23.94974222109">
                <text:p>2923.94974222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8.09013952765">
                <text:p>3808.09013952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2.2019581453">
                <text:p>4592.2019581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42.99748404165">
                <text:p>5242.99748404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28.4621504314">
                <text:p>5828.4621504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13.53291818051">
                <text:p>6413.53291818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64.30548214609">
                <text:p>6764.30548214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61.83286994307">
                <text:p>5361.83286994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1.73204215686">
                <text:p>1541.73204215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2.59211679114">
                <text:p>1032.59211679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8.31237245434">
                <text:p>1088.31237245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7.48259555489">
                <text:p>1277.482595554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9cm" svg:height="8.993cm" xlink:href=".." xlink:type="simple" chart:class="chart:line" chart:style-name="ch1">
        <chart:title svg:x="9.041cm" svg:y="0.314cm" chart:style-name="ch2">
          <text:p>Learning Rate 0.001</text:p>
        </chart:title>
        <chart:plot-area chart:style-name="ch3" table:cell-range-address="train_log__LR_001.B1:train_log__LR_001.B48" chart:data-source-has-labels="row" svg:x="1.445cm" svg:y="1.286cm" svg:width="20.498cm" svg:height="6.56cm">
          <chartooo:coordinate-region svg:x="2.397cm" svg:y="1.486cm" svg:width="19.347cm" svg:height="5.713cm"/>
          <chart:axis chart:dimension="x" chart:name="primary-x" chart:style-name="ch4">
            <chart:title svg:x="11.114cm" svg:y="8.026cm" chart:style-name="ch5">
              <text:p>Epochs</text:p>
            </chart:title>
          </chart:axis>
          <chart:axis chart:dimension="y" chart:name="primary-y" chart:style-name="ch4">
            <chart:title svg:x="0.451cm" svg:y="5.1cm" chart:style-name="ch6">
              <text:p>Loss Y</text:p>
            </chart:title>
            <chart:grid chart:style-name="ch7" chart:class="major"/>
          </chart:axis>
          <chart:series chart:style-name="ch8" chart:values-cell-range-address="train_log__LR_001.B1:train_log__LR_001.B48" loext:label-string="loss_y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5227213841928">
                <text:p>0.0265227213841928</text:p>
                <draw:g>
                  <svg:desc>train_log__LR_001.B1:train_log__LR_00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08479280809965">
                <text:p>0.0308479280809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7293862009">
                <text:p>0.02667293862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3956648491907">
                <text:p>0.0383956648491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4492973320461">
                <text:p>0.0554492973320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2241125200351">
                <text:p>0.0282241125200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8263584901264">
                <text:p>0.0218263584901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80626821839447">
                <text:p>0.0180626821839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2069644280586">
                <text:p>0.0182069644280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1613494975199">
                <text:p>0.0191613494975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6501842228322">
                <text:p>0.0186501842228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5208221484704">
                <text:p>0.0155208221484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1108595489686">
                <text:p>0.0181108595489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7821147835276">
                <text:p>0.014782114783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11100211675933">
                <text:p>0.0211100211675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0800108038549">
                <text:p>0.0580800108038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2814879301821">
                <text:p>0.0902814879301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8300172331755">
                <text:p>0.268300172331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8236088770653">
                <text:p>0.238236088770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9880902102074">
                <text:p>0.219880902102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948614871597">
                <text:p>0.206948614871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2587126135974">
                <text:p>0.192587126135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0356220993893">
                <text:p>0.180356220993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1780585091297">
                <text:p>0.171780585091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1931614955166">
                <text:p>0.161931614955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377442808209">
                <text:p>0.151377442808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2550162561727">
                <text:p>0.142550162561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221608763493">
                <text:p>0.13221608763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1841546970991">
                <text:p>0.121841546970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5255229347468">
                <text:p>0.115255229347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230836310346">
                <text:p>0.11230836310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7462733100698">
                <text:p>0.1074627331006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45088577884481">
                <text:p>0.0945088577884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43032486760944">
                <text:p>0.0843032486760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39715580150369">
                <text:p>0.0839715580150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199982389491">
                <text:p>0.110199982389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092636086361">
                <text:p>0.081092636086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30254770682115">
                <text:p>0.0630254770682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33931009086228">
                <text:p>0.0533931009086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68088118252389">
                <text:p>0.0468088118252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260317079221">
                <text:p>0.0402603170792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59365088660485">
                <text:p>0.0359365088660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56633594181457">
                <text:p>0.03566335941814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12485709166056">
                <text:p>0.0712485709166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3201913600701">
                <text:p>0.133201913600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2873452349105">
                <text:p>0.162873452349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1997230425444">
                <text:p>0.171997230425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5200380424632">
                <text:p>0.155200380424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1cm" svg:height="8.993cm" xlink:href=".." xlink:type="simple" chart:class="chart:line" chart:style-name="ch1">
        <chart:title svg:x="9.086cm" svg:y="0.314cm" chart:style-name="ch2">
          <text:p>Learning Rate 0.001</text:p>
        </chart:title>
        <chart:plot-area chart:style-name="ch3" table:cell-range-address="train_log__LR_001.C1:train_log__LR_001.C48" chart:data-source-has-labels="row" svg:x="1.447cm" svg:y="1.286cm" svg:width="20.585cm" svg:height="6.56cm">
          <chartooo:coordinate-region svg:x="2.095cm" svg:y="1.485cm" svg:width="19.738cm" svg:height="5.714cm"/>
          <chart:axis chart:dimension="x" chart:name="primary-x" chart:style-name="ch4">
            <chart:title svg:x="11.159cm" svg:y="8.026cm" chart:style-name="ch5">
              <text:p>Epochs</text:p>
            </chart:title>
          </chart:axis>
          <chart:axis chart:dimension="y" chart:name="primary-y" chart:style-name="ch4">
            <chart:title svg:x="0.451cm" svg:y="5.152cm" chart:style-name="ch6">
              <text:p>Loss W</text:p>
            </chart:title>
            <chart:grid chart:style-name="ch7" chart:class="major"/>
          </chart:axis>
          <chart:series chart:style-name="ch8" chart:values-cell-range-address="train_log__LR_001.C1:train_log__LR_001.C48" loext:label-string="loss_w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04767760623538">
                <text:p>0.0404767760623538</text:p>
                <draw:g>
                  <svg:desc>train_log__LR_001.C1:train_log__LR_00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08753314115858">
                <text:p>0.030875331411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12463009248539">
                <text:p>0.0212463009248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7939115314314">
                <text:p>0.0267939115314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7103631689144">
                <text:p>0.0407103631689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2969964655065">
                <text:p>0.0252969964655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69647539165494">
                <text:p>0.0269647539165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953165821395">
                <text:p>0.015953165821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0562249030221">
                <text:p>0.0140562249030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1513272097553">
                <text:p>0.0191513272097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1067013869679">
                <text:p>0.0211067013869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4831364102673">
                <text:p>0.0214831364102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0873253927156">
                <text:p>0.0180873253927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5409503630665">
                <text:p>0.015409503630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347110394706">
                <text:p>0.019434711039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1580647893706">
                <text:p>0.051580647893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7144740791442">
                <text:p>0.287144740791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9821838579885">
                <text:p>26.9821838579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3887264559821">
                <text:p>0.383887264559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7596304925479">
                <text:p>0.277596304925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9285070946704">
                <text:p>0.2392850709467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5358688244664">
                <text:p>0.205358688244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6002086844924">
                <text:p>0.176002086844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2134434678194">
                <text:p>0.152134434678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4422733609191">
                <text:p>0.134422733609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919615002761">
                <text:p>0.120919615002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664998010637">
                <text:p>0.106664998010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58326823206152">
                <text:p>0.0958326823206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69096305841828">
                <text:p>0.0869096305841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94881755169088">
                <text:p>0.0794881755169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7070486346168">
                <text:p>0.0787070486346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96765781764983">
                <text:p>0.06967657817649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7848351767597">
                <text:p>0.0637848351767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25065555774788">
                <text:p>0.0525065555774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9230530585553">
                <text:p>0.0499230530585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58963162228304">
                <text:p>0.0758963162228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6877712113797">
                <text:p>0.046877712113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8817343360881">
                <text:p>0.0368817343360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09015213096297">
                <text:p>0.0309015213096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8964780863914">
                <text:p>0.0268964780863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9935688554423">
                <text:p>0.0239935688554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0063677215297">
                <text:p>0.0220063677215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7671578279405">
                <text:p>0.0227671578279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1279153708511">
                <text:p>0.0681279153708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5631612181361">
                <text:p>0.175631612181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2830407765629">
                <text:p>0.412830407765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5508374092055">
                <text:p>0.465508374092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7966032633086">
                <text:p>0.1379660326330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9cm" svg:height="8.992cm" xlink:href=".." xlink:type="simple" chart:class="chart:line" chart:style-name="ch1">
        <chart:title svg:x="9.041cm" svg:y="0.314cm" chart:style-name="ch2">
          <text:p>Learning Rate 0.001</text:p>
        </chart:title>
        <chart:plot-area chart:style-name="ch3" table:cell-range-address="train_log__LR_001.D1:train_log__LR_001.D48" chart:data-source-has-labels="row" svg:x="1.445cm" svg:y="1.286cm" svg:width="20.498cm" svg:height="6.559cm">
          <chartooo:coordinate-region svg:x="2.093cm" svg:y="1.485cm" svg:width="19.65cm" svg:height="5.713cm"/>
          <chart:axis chart:dimension="x" chart:name="primary-x" chart:style-name="ch4">
            <chart:title svg:x="11.114cm" svg:y="8.025cm" chart:style-name="ch5">
              <text:p>Epochs</text:p>
            </chart:title>
          </chart:axis>
          <chart:axis chart:dimension="y" chart:name="primary-y" chart:style-name="ch4">
            <chart:title svg:x="0.451cm" svg:y="5.112cm" chart:style-name="ch6">
              <text:p>Loss H</text:p>
            </chart:title>
            <chart:grid chart:style-name="ch7" chart:class="major"/>
          </chart:axis>
          <chart:series chart:style-name="ch8" chart:values-cell-range-address="train_log__LR_001.D1:train_log__LR_001.D48" loext:label-string="loss_h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1602823043">
                <text:p>0.0261691602823043</text:p>
                <draw:g>
                  <svg:desc>train_log__LR_001.D1:train_log__LR_001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2820945800359">
                <text:p>0.0162820945800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7508841179056">
                <text:p>0.0147508841179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7492212645229">
                <text:p>0.0187492212645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92528487601">
                <text:p>0.02292528487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0744079176056">
                <text:p>0.0160744079176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5760672202071">
                <text:p>0.0135760672202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53542693646007">
                <text:p>0.00853542693646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21954904075998">
                <text:p>0.00921954904075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2150276668004">
                <text:p>0.0102150276668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2833636575598">
                <text:p>0.0112833636575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366635864885">
                <text:p>0.010366635864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4127441834907">
                <text:p>0.01041274418349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01329979979649">
                <text:p>0.00901329979979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35163574219">
                <text:p>0.01235163574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0676956303175">
                <text:p>0.0290676956303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4290170725264">
                <text:p>6.64290170725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2819764448101">
                <text:p>27.2819764448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9346452722226">
                <text:p>0.239346452722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6616638696226">
                <text:p>0.196616638696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5350153304199">
                <text:p>0.175350153304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199440082505">
                <text:p>0.153199440082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9468857286231">
                <text:p>0.129468857286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013955388499">
                <text:p>0.11013955388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63377580913172">
                <text:p>0.0963377580913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60724733183515">
                <text:p>0.0860724733183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58552609861179">
                <text:p>0.0758552609861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88330761911544">
                <text:p>0.0688330761911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52737195973264">
                <text:p>0.065273719597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6106135097214">
                <text:p>0.0586106135097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75566536786236">
                <text:p>0.0575566536786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36619765024002">
                <text:p>0.0536619765024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73976843977619">
                <text:p>0.0473976843977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12578560595821">
                <text:p>0.0412578560595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3520977219471">
                <text:p>0.0423520977219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15881347053038">
                <text:p>0.0515881347053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08388764150036">
                <text:p>0.0408388764150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9440500101826">
                <text:p>0.0294405001018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4683206387529">
                <text:p>0.02546832063875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2670962876819">
                <text:p>0.022670962876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1886551638905">
                <text:p>0.0201886551638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1376683808882">
                <text:p>0.0191376683808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7863752652624">
                <text:p>0.0187863752652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2423781327104">
                <text:p>0.0582423781327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46247800431904">
                <text:p>0.0746247800431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5083176852526">
                <text:p>0.145083176852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2819884925983">
                <text:p>0.2828198849259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80499704135285">
                <text:p>0.08804997041352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13cm" svg:height="8.993cm" xlink:href=".." xlink:type="simple" chart:class="chart:line" chart:style-name="ch1">
        <chart:title svg:x="9.002cm" svg:y="0.314cm" chart:style-name="ch2">
          <text:p>Learning Rate 0.001</text:p>
        </chart:title>
        <chart:plot-area chart:style-name="ch3" table:cell-range-address="train_log__LR_001.E1:train_log__LR_001.E48" chart:data-source-has-labels="row" svg:x="1.444cm" svg:y="1.286cm" svg:width="20.423cm" svg:height="6.56cm">
          <chartooo:coordinate-region svg:x="2.198cm" svg:y="1.485cm" svg:width="19.469cm" svg:height="5.714cm"/>
          <chart:axis chart:dimension="x" chart:name="primary-x" chart:style-name="ch4">
            <chart:title svg:x="11.075cm" svg:y="8.026cm" chart:style-name="ch5">
              <text:p>Epochs</text:p>
            </chart:title>
          </chart:axis>
          <chart:axis chart:dimension="y" chart:name="primary-y" chart:style-name="ch4">
            <chart:title svg:x="0.451cm" svg:y="5.787cm" chart:style-name="ch6">
              <text:p>Loss Confidence</text:p>
            </chart:title>
            <chart:grid chart:style-name="ch7" chart:class="major"/>
          </chart:axis>
          <chart:series chart:style-name="ch8" chart:values-cell-range-address="train_log__LR_001.E1:train_log__LR_001.E48" loext:label-string="loss_conf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co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0720307333429">
                <text:p>0.0980720307333429</text:p>
                <draw:g>
                  <svg:desc>train_log__LR_001.E1:train_log__LR_001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8639983449391">
                <text:p>0.0708639983449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313250237414">
                <text:p>0.054313250237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2194748734953">
                <text:p>0.0902194748734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27124692898776">
                <text:p>0.08271246928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2399219463446">
                <text:p>0.0642399219463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86345203437">
                <text:p>0.0671986345203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8519151608149">
                <text:p>0.0478519151608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8187710448022">
                <text:p>0.0418187710448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9063323284858">
                <text:p>0.0419063323284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6129478328544">
                <text:p>0.0406129478328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84776277489783">
                <text:p>0.0384776277489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45031191269106">
                <text:p>0.0345031191269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02688544108652">
                <text:p>0.0302688544108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5336305144407">
                <text:p>0.0325336305144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5524040612302">
                <text:p>0.205524040612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2320698609664">
                <text:p>0.422320698609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5417130078998">
                <text:p>4.05417130078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1574077839816">
                <text:p>1.21574077839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3281146274818">
                <text:p>0.923281146274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9987885486949">
                <text:p>0.799987885486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880359607411">
                <text:p>0.68880359607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894703320422">
                <text:p>0.59894703320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7682966829001">
                <text:p>0.527682966829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1376108543013">
                <text:p>0.461376108543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9402846907958">
                <text:p>0.409402846907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4377796568058">
                <text:p>0.364377796568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3956358686581">
                <text:p>0.323956358686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3887760121744">
                <text:p>0.293887760121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8895766667121">
                <text:p>0.268895766667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7824635158528">
                <text:p>0.287824635158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213181256784">
                <text:p>0.25213181256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7549431857554">
                <text:p>0.217549431857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1531846359536">
                <text:p>0.181531846359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111403611226">
                <text:p>0.18111403611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8566434921035">
                <text:p>0.338566434921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2104558366668">
                <text:p>0.182104558366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0146892115255">
                <text:p>0.140146892115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6878814473339">
                <text:p>0.116878814473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3755033298672">
                <text:p>0.1037550332986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3490583999526">
                <text:p>0.093490583999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52314956015447">
                <text:p>0.0852314956015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15666401417646">
                <text:p>0.0815666401417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6858758146537">
                <text:p>0.376858758146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5994787840616">
                <text:p>0.745994787840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9632545566602">
                <text:p>0.919632545566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6633463596905">
                <text:p>0.786633463596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472610050287">
                <text:p>0.554726100502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13cm" svg:height="8.993cm" xlink:href=".." xlink:type="simple" chart:class="chart:line" chart:style-name="ch1">
        <chart:title svg:x="9.002cm" svg:y="0.314cm" chart:style-name="ch2">
          <text:p>Learning Rate 0.001</text:p>
        </chart:title>
        <chart:plot-area chart:style-name="ch3" table:cell-range-address="train_log__LR_001.F1:train_log__LR_001.F48" chart:data-source-has-labels="row" svg:x="1.444cm" svg:y="1.286cm" svg:width="20.423cm" svg:height="6.56cm">
          <chartooo:coordinate-region svg:x="2.595cm" svg:y="1.486cm" svg:width="19.072cm" svg:height="5.714cm"/>
          <chart:axis chart:dimension="x" chart:name="primary-x" chart:style-name="ch4">
            <chart:title svg:x="11.075cm" svg:y="8.026cm" chart:style-name="ch5">
              <text:p>Epochs</text:p>
            </chart:title>
          </chart:axis>
          <chart:axis chart:dimension="y" chart:name="primary-y" chart:style-name="ch4">
            <chart:title svg:x="0.451cm" svg:y="5.391cm" chart:style-name="ch6">
              <text:p>Loss Class</text:p>
            </chart:title>
            <chart:grid chart:style-name="ch7" chart:class="major"/>
          </chart:axis>
          <chart:series chart:style-name="ch8" chart:values-cell-range-address="train_log__LR_001.F1:train_log__LR_001.F48" loext:label-string="loss_cls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c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8288475499922">
                <text:p>0.608288475499922</text:p>
                <draw:g>
                  <svg:desc>train_log__LR_001.F1:train_log__LR_001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8615736876215">
                <text:p>0.608615736876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8193212867656">
                <text:p>0.608193212867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8699408642975">
                <text:p>0.608699408642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250663339437">
                <text:p>0.608250663339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8238793718509">
                <text:p>0.608238793718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290307796918">
                <text:p>0.608290307796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8197570665852">
                <text:p>0.608197570665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811769203607">
                <text:p>0.60811769203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8172508495631">
                <text:p>0.608172508495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8167031800354">
                <text:p>0.608167031800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8183860178396">
                <text:p>0.608183860178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813298199203">
                <text:p>0.60813298199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8214283218751">
                <text:p>0.608214283218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8212953740424">
                <text:p>0.608212953740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8256769049299">
                <text:p>0.608256769049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0932271668326">
                <text:p>0.610932271668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3660912880531">
                <text:p>0.623660912880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1530360175576">
                <text:p>0.611530360175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9411331487226">
                <text:p>0.609411331487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9216157278735">
                <text:p>0.609216157278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9116286912681">
                <text:p>0.609116286912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906296024174">
                <text:p>0.60906296024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9001477723157">
                <text:p>0.609001477723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8904424331564">
                <text:p>0.608904424331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9033609648327">
                <text:p>0.609033609648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8809820134124">
                <text:p>0.608809820134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8675688396007">
                <text:p>0.608675688396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8480159070466">
                <text:p>0.608480159070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8497229142067">
                <text:p>0.608497229142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869451664088">
                <text:p>0.60869451664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8443279733588">
                <text:p>0.608443279733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8387198913228">
                <text:p>0.608387198913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8207303252849">
                <text:p>0.608207303252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08601278001135">
                <text:p>0.608601278001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8074186977013">
                <text:p>0.608074186977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7984094338103">
                <text:p>0.607984094338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0741457097478">
                <text:p>0.60741457097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725975833533">
                <text:p>0.60725975833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7034607411741">
                <text:p>0.607034607411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6767054224189">
                <text:p>0.606767054224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6433300362838">
                <text:p>0.6064333003628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06193173281002">
                <text:p>0.606193173281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6322093106015">
                <text:p>0.606322093106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7439404387614">
                <text:p>0.607439404387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9179412325223">
                <text:p>0.6091794123252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4179503077116">
                <text:p>0.614179503077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09250406096706">
                <text:p>0.6092504060967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16cm" svg:height="8.992cm" xlink:href=".." xlink:type="simple" chart:class="chart:line" chart:style-name="ch1">
        <chart:title svg:x="9.054cm" svg:y="0.314cm" chart:style-name="ch2">
          <text:p>Learning Rate 0.001</text:p>
        </chart:title>
        <chart:plot-area chart:style-name="ch3" table:cell-range-address="train_log__LR_001.G1:train_log__LR_001.G48" chart:data-source-has-labels="row" svg:x="1.446cm" svg:y="1.286cm" svg:width="20.522cm" svg:height="6.559cm">
          <chartooo:coordinate-region svg:x="2.094cm" svg:y="1.485cm" svg:width="19.674cm" svg:height="5.713cm"/>
          <chart:axis chart:dimension="x" chart:name="primary-x" chart:style-name="ch4">
            <chart:title svg:x="11.127cm" svg:y="8.025cm" chart:style-name="ch5">
              <text:p>Epochs</text:p>
            </chart:title>
          </chart:axis>
          <chart:axis chart:dimension="y" chart:name="primary-y" chart:style-name="ch4">
            <chart:title svg:x="0.451cm" svg:y="5.323cm" chart:style-name="ch6">
              <text:p>Loss Total</text:p>
            </chart:title>
            <chart:grid chart:style-name="ch7" chart:class="major"/>
          </chart:axis>
          <chart:series chart:style-name="ch8" chart:values-cell-range-address="train_log__LR_001.G1:train_log__LR_001.G48" loext:label-string="loss_total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2320667448498">
                <text:p>0.832320667448498</text:p>
                <draw:g>
                  <svg:desc>train_log__LR_001.G1:train_log__LR_001.G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006247667166">
                <text:p>0.795006247667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0964989373972">
                <text:p>0.750964989373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851403486161">
                <text:p>0.81851403486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3969305496076">
                <text:p>0.863969305496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841860586034">
                <text:p>0.781841860586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0868323006473">
                <text:p>0.770868323006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1839658724956">
                <text:p>0.721839658724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8238982455634">
                <text:p>0.708238982455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9461105027042">
                <text:p>0.719461105027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9454453611549">
                <text:p>0.729454453611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2081972129179">
                <text:p>0.722081972129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1872140129844">
                <text:p>0.711872140129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4301290608151">
                <text:p>0.694301290608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4080349429623">
                <text:p>0.714080349429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663377193304">
                <text:p>1.01663377193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4576328019083">
                <text:p>8.14576328019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4304455217424">
                <text:p>59.4304455217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0787264278957">
                <text:p>2.9078726427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353913522902">
                <text:p>2.4353913522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3028884658883">
                <text:p>2.23028884658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039454110813">
                <text:p>2.04039454110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7775317784194">
                <text:p>1.87775317784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4672421474597">
                <text:p>1.74672421474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2940287983025">
                <text:p>1.62940287983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292076819109">
                <text:p>1.53292076819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4320933155088">
                <text:p>1.44320933155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6347841976326">
                <text:p>1.36347841976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237039607086">
                <text:p>1.30237039607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4654581236752">
                <text:p>1.24654581236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534501267877">
                <text:p>1.25534501267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9783109841329">
                <text:p>1.19783109841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2686881717745">
                <text:p>1.126868817177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5320523881214">
                <text:p>1.05320523881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4831372425233">
                <text:p>1.04831372425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13011661816">
                <text:p>1.29130116618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890240607244">
                <text:p>1.03890240607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2996967188168">
                <text:p>0.942996967188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9682956449278">
                <text:p>0.8896829564492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6129341509753">
                <text:p>0.8561293415097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768377279624">
                <text:p>0.827683772796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08030823429862">
                <text:p>0.8080308234298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01918048998375">
                <text:p>0.801918048998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155732854382">
                <text:p>1.25155732854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6572215714297">
                <text:p>1.86572215714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2337206060633">
                <text:p>2.42337206060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0048263452865">
                <text:p>2.50048263452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187194450434">
                <text:p>1.711871944504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29cm" svg:height="8.993cm" xlink:href=".." xlink:type="simple" chart:class="chart:line" chart:style-name="ch1">
        <chart:title svg:x="9.06cm" svg:y="0.314cm" chart:style-name="ch2">
          <text:p>Learning Rate 0.001</text:p>
        </chart:title>
        <chart:plot-area chart:style-name="ch3" table:cell-range-address="train_log__LR_001.H1:train_log__LR_001.H48" chart:data-source-has-labels="row" svg:x="1.446cm" svg:y="1.286cm" svg:width="20.535cm" svg:height="6.56cm">
          <chartooo:coordinate-region svg:x="2.2cm" svg:y="1.485cm" svg:width="19.582cm" svg:height="5.714cm"/>
          <chart:axis chart:dimension="x" chart:name="primary-x" chart:style-name="ch4">
            <chart:title svg:x="11.133cm" svg:y="8.026cm" chart:style-name="ch5">
              <text:p>Epochs</text:p>
            </chart:title>
          </chart:axis>
          <chart:axis chart:dimension="y" chart:name="primary-y" chart:style-name="ch4">
            <chart:title svg:x="0.451cm" svg:y="5.053cm" chart:style-name="ch6">
              <text:p>Recall</text:p>
            </chart:title>
            <chart:grid chart:style-name="ch7" chart:class="major"/>
          </chart:axis>
          <chart:series chart:style-name="ch8" chart:values-cell-range-address="train_log__LR_001.H1:train_log__LR_001.H48" loext:label-string="recall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4761904761905">
                <text:p>0.904761904761905</text:p>
                <draw:g>
                  <svg:desc>train_log__LR_001.H1:train_log__LR_001.H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7203907203907">
                <text:p>0.907203907203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5982905982906">
                <text:p>0.905982905982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8424908424908">
                <text:p>0.908424908424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424908424908">
                <text:p>0.908424908424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424908424908">
                <text:p>0.908424908424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9035409035409">
                <text:p>0.909035409035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6825396825397">
                <text:p>0.896825396825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98778998779">
                <text:p>0.8998778998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11233211233211">
                <text:p>0.711233211233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819291819292">
                <text:p>0.791819291819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4786324786325">
                <text:p>0.824786324786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8217338217338">
                <text:p>0.838217338217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2869352869353">
                <text:p>0.852869352869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958485958486">
                <text:p>0.85958485958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4236874236874">
                <text:p>0.874236874236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4004884004884">
                <text:p>0.884004884004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2551892551893">
                <text:p>0.892551892551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7435897435897">
                <text:p>0.897435897435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1709401709402">
                <text:p>0.901709401709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2930402930403">
                <text:p>0.902930402930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540903540904">
                <text:p>0.903540903540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540903540903">
                <text:p>0.903540903540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7203907203907">
                <text:p>0.907203907203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6214896214896">
                <text:p>0.896214896214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6593406593406">
                <text:p>0.906593406593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8424908424908">
                <text:p>0.908424908424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964590964591">
                <text:p>0.90964590964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025641025641">
                <text:p>0.910256410256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025641025641">
                <text:p>0.91025641025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025641025641">
                <text:p>0.910256410256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4004884004884">
                <text:p>0.884004884004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2551892551893">
                <text:p>0.8925518925518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0659340659341">
                <text:p>0.840659340659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3101343101343">
                <text:p>0.843101343101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83394383394384">
                <text:p>0.8833943833943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04cm" svg:height="8.993cm" xlink:href=".." xlink:type="simple" chart:class="chart:line" chart:style-name="ch1">
        <chart:title svg:x="9.048cm" svg:y="0.314cm" chart:style-name="ch2">
          <text:p>Learning Rate 0.001</text:p>
        </chart:title>
        <chart:plot-area chart:style-name="ch3" table:cell-range-address="train_log__LR_001.I1:train_log__LR_001.I48" chart:data-source-has-labels="row" svg:x="1.446cm" svg:y="1.286cm" svg:width="20.51cm" svg:height="6.56cm">
          <chartooo:coordinate-region svg:x="2.398cm" svg:y="1.485cm" svg:width="19.358cm" svg:height="5.714cm"/>
          <chart:axis chart:dimension="x" chart:name="primary-x" chart:style-name="ch4">
            <chart:title svg:x="11.121cm" svg:y="8.026cm" chart:style-name="ch5">
              <text:p>Epochs</text:p>
            </chart:title>
          </chart:axis>
          <chart:axis chart:dimension="y" chart:name="primary-y" chart:style-name="ch4">
            <chart:title svg:x="0.451cm" svg:y="5.265cm" chart:style-name="ch6">
              <text:p>Precision</text:p>
            </chart:title>
            <chart:grid chart:style-name="ch7" chart:class="major"/>
          </chart:axis>
          <chart:series chart:style-name="ch8" chart:values-cell-range-address="train_log__LR_001.I1:train_log__LR_001.I48" loext:label-string="precision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5363413692207">
                <text:p>0.115363413692207</text:p>
                <draw:g>
                  <svg:desc>train_log__LR_001.I1:train_log__LR_001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362409934295">
                <text:p>0.125362409934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624589385136">
                <text:p>0.139624589385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1274199703411">
                <text:p>0.131274199703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6874565165957">
                <text:p>0.106874565165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319924114635">
                <text:p>0.126319924114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480143369829">
                <text:p>0.125480143369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0585853674239">
                <text:p>0.150585853674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8349871762397">
                <text:p>0.168349871762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6658033009701">
                <text:p>0.176658033009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6496933030068">
                <text:p>0.176496933030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6223102533994">
                <text:p>0.186223102533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6288376184345">
                <text:p>0.196288376184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765265209863">
                <text:p>0.21765265209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4766682981153">
                <text:p>0.214766682981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9624668333067">
                <text:p>0.159624668333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26560890307164">
                <text:p>0.0526560890307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9222106039632">
                <text:p>0.0109222106039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86956259082015">
                <text:p>0.00586956259082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39149129924072">
                <text:p>0.00739149129924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68429744415302">
                <text:p>0.00868429744415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2469015135116">
                <text:p>0.0102469015135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9222093804401">
                <text:p>0.0119222093804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8131910689992">
                <text:p>0.0138131910689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1410419647888">
                <text:p>0.0161410419647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5402776032424">
                <text:p>0.0185402776032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8909415736771">
                <text:p>0.0208909415736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1091576262809">
                <text:p>0.0241091576262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6346168981829">
                <text:p>0.0266346168981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7227966375665">
                <text:p>0.0297227966375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9936138761919">
                <text:p>0.02899361387619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9834911289315">
                <text:p>0.0319834911289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68937969027844">
                <text:p>0.03689379690278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39872113082649">
                <text:p>0.0439872113082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5983254279814">
                <text:p>0.0475983254279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8201691401889">
                <text:p>0.0288201691401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32744994593716">
                <text:p>0.0432744994593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62461618150723">
                <text:p>0.0562461618150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77365876265992">
                <text:p>0.0677365876265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73360496207929">
                <text:p>0.0773360496207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59141980149233">
                <text:p>0.0859141980149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45384087408039">
                <text:p>0.0945384087408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97089567757621">
                <text:p>0.099708956775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13829286312772">
                <text:p>0.08138292863127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31766215504406">
                <text:p>0.0231766215504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4809965411532">
                <text:p>0.0164809965411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73200240700614">
                <text:p>0.0173200240700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4032761310615">
                <text:p>0.01940327613106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